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e_friendpoint">
        <table:table-row>
          <table:table-cell office:value-type="string">
            <text:p>FriendCE_ID</text:p>
          </table:table-cell>
          <table:table-cell office:value-type="string">
            <text:p>FriendCE_Name</text:p>
          </table:table-cell>
          <table:table-cell office:value-type="string">
            <text:p>Rar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Tenacity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edita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Techniqu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Preemp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Destruction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Flash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Pleasant Chance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Plentiful Harvest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ncentrat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Divine Oracle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zoth Blad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False Attendant's Writing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The Blue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The Green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The Red Black Key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Rin's Pendant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Spell Tom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Ley Lin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gic Crystal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Dragonkind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Parted Sea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Mooncell Automaton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Runeston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And So The Ship Conquer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Demon Boar (CE)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Clock Tow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Magic Me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Storch Rit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Hermitag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Motored Cuirassi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Stuffed Lion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Lugh's Halo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Beast of Billow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Self Geass Scroll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Bygone Dream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Miracle Investigato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Freelanc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Light of Intellect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Conflict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Catena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Divided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Awakening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Famin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Compass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Prosperity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Deception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Conformity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Somber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Belle of the Upper Echelons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017">
            <text:p>1017</text:p>
          </table:table-cell>
          <table:table-cell office:value-type="string">
            <text:p>Day After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131">
            <text:p>1131</text:p>
          </table:table-cell>
          <table:table-cell office:value-type="string">
            <text:p>Noble Piec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317">
            <text:p>1317</text:p>
          </table:table-cell>
          <table:table-cell office:value-type="string">
            <text:p>God's Tongue</text:p>
          </table:table-cell>
          <table:table-cell office:value-type="string">
            <text:p>3-Star</text:p>
          </table:table-cell>
        </table:table-row>
        <table:table-row>
          <table:table-cell office:value-type="float" office:value="1415">
            <text:p>1415</text:p>
          </table:table-cell>
          <table:table-cell office:value-type="string">
            <text:p>The Have-Nots</text:p>
          </table:table-cell>
          <table:table-cell office:value-type="string">
            <text:p>3-Star</text:p>
          </table:table-cell>
        </table:table-row>
      </table:table>
      <table:table table:name="command_friendpoint">
        <table:table-row>
          <table:table-cell office:value-type="string">
            <text:p>Command_ID</text:p>
          </table:table-cell>
          <table:table-cell office:value-type="string">
            <text:p>Command_Name</text:p>
          </table:table-cell>
          <table:table-cell office:value-type="string">
            <text:p>Rarit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ode: Mortal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Code: Brut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ode: Corpse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Code: Evil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ode: Nimbus</text:p>
          </table:table-cell>
          <table:table-cell office:value-type="string">
            <text:p>1-Sta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ode: Bless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ode: Glitter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Code: Burst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Code: Focus</text:p>
          </table:table-cell>
          <table:table-cell office:value-type="string">
            <text:p>2-Sta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ode: Cure</text:p>
          </table:table-cell>
          <table:table-cell office:value-type="string">
            <text:p>2-Star</text:p>
          </table:table-cell>
        </table:table-row>
      </table:table>
      <table:table table:name="exp_friendpoint">
        <table:table-row>
          <table:table-cell office:value-type="string">
            <text:p>COL 1</text:p>
          </table:table-cell>
          <table:table-cell office:value-type="string">
            <text:p>COL 2</text:p>
          </table:table-cell>
          <table:table-cell office:value-type="string">
            <text:p>COL 3</text:p>
          </table:table-cell>
          <table:table-cell office:value-type="string">
            <text:p>COL 4</text:p>
          </table:table-cell>
          <table:table-cell office:value-type="string">
            <text:p>COL 5</text:p>
          </table:table-cell>
          <table:table-cell office:value-type="string">
            <text:p>COL 6</text:p>
          </table:table-cell>
        </table:table-row>
        <table:table-row>
          <table:table-cell office:value-type="string">
            <text:p>Experience_ID</text:p>
          </table:table-cell>
          <table:table-cell office:value-type="string">
            <text:p>Experience_Name</text:p>
          </table:table-cell>
          <table:table-cell office:value-type="string">
            <text:p>Rar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>Ember of Wisdom (EXP) (Saber)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>Torch of Wisdom (EXP) (Saber)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>Blaze of Wisdom (EXP) (Saber)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>Roaring Flames of Wisdom (EXP) (Saber)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>Hellfire of Wisdom (EXP) (Saber)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>Ember of Wisdom (EXP) (Lancer)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>Torch of Wisdom (EXP) (Lancer)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>Blaze of Wisdom (EXP) (Lancer)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>Roaring Flames of Wisdom (EXP) (Lancer)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ellfire of Wisdom (EXP) (Lancer)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>Ember of Wisdom (EXP) (Archer)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</text:p>
          </table:table-cell>
          <table:table-cell office:value-type="string">
            <text:p>Torch of Wisdom (EXP) (Archer)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</text:p>
          </table:table-cell>
          <table:table-cell office:value-type="string">
            <text:p>Blaze of Wisdom (EXP) (Archer)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oaring Flames of Wisdom (EXP) (Archer)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5</text:p>
          </table:table-cell>
          <table:table-cell office:value-type="string">
            <text:p>Hellfire of Wisdom (EXP) (Archer)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</text:p>
          </table:table-cell>
          <table:table-cell office:value-type="string">
            <text:p>Ember of Wisdom (EXP) (Rider)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</text:p>
          </table:table-cell>
          <table:table-cell office:value-type="string">
            <text:p>Torch of Wisdom (EXP) (Rider)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</text:p>
          </table:table-cell>
          <table:table-cell office:value-type="string">
            <text:p>Blaze of Wisdom (EXP) (Archer) (Rider)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</text:p>
          </table:table-cell>
          <table:table-cell office:value-type="string">
            <text:p>Roaring Flames of Wisdom (EXP) (Rider)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</text:p>
          </table:table-cell>
          <table:table-cell office:value-type="string">
            <text:p>Hellfire of Wisdom (EXP) (Rider)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ber of Wisdom (EXP) (Caster)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2</text:p>
          </table:table-cell>
          <table:table-cell office:value-type="string">
            <text:p>Torch of Wisdom (EXP) (Caster)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</text:p>
          </table:table-cell>
          <table:table-cell office:value-type="string">
            <text:p>Blaze of Wisdom (EXP) (Caster)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4</text:p>
          </table:table-cell>
          <table:table-cell office:value-type="string">
            <text:p>Roaring Flames of Wisdom (EXP) (Caster)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5</text:p>
          </table:table-cell>
          <table:table-cell office:value-type="string">
            <text:p>Hellfire of Wisdom (EXP) (Caster)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6</text:p>
          </table:table-cell>
          <table:table-cell office:value-type="string">
            <text:p>Ember of Wisdom (EXP) (Assassin)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7</text:p>
          </table:table-cell>
          <table:table-cell office:value-type="string">
            <text:p>Torch of Wisdom (EXP) (Assassin)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8</text:p>
          </table:table-cell>
          <table:table-cell office:value-type="string">
            <text:p>Blaze of Wisdom (EXP) (Assassin)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9</text:p>
          </table:table-cell>
          <table:table-cell office:value-type="string">
            <text:p>Roaring Flames of Wisdom (EXP) (Assassin)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0</text:p>
          </table:table-cell>
          <table:table-cell office:value-type="string">
            <text:p>Hellfire of Wisdom (EXP) (Assassin)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1</text:p>
          </table:table-cell>
          <table:table-cell office:value-type="string">
            <text:p>Ember of Wisdom (EXP) (Berserker)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2</text:p>
          </table:table-cell>
          <table:table-cell office:value-type="string">
            <text:p>Torch of Wisdom (EXP (Berserker)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3</text:p>
          </table:table-cell>
          <table:table-cell office:value-type="string">
            <text:p>Blaze of Wisdom (EXP) (Berserker)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4</text:p>
          </table:table-cell>
          <table:table-cell office:value-type="string">
            <text:p>Roaring Flames of Wisdom (EXP) (Berserker)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5</text:p>
          </table:table-cell>
          <table:table-cell office:value-type="string">
            <text:p>Hellfire of Wisdom (EXP) (Berserker)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6</text:p>
          </table:table-cell>
          <table:table-cell office:value-type="string">
            <text:p>Ember of Wisdom (EXP) (All Class)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7</text:p>
          </table:table-cell>
          <table:table-cell office:value-type="string">
            <text:p>Torch of Wisdom (EXP) (All Class)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8</text:p>
          </table:table-cell>
          <table:table-cell office:value-type="string">
            <text:p>Blaze of Wisdom (EXP) (All Class)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9</text:p>
          </table:table-cell>
          <table:table-cell office:value-type="string">
            <text:p>Roaring Flames of Wisdom (EXP) (All Class)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0</text:p>
          </table:table-cell>
          <table:table-cell office:value-type="string">
            <text:p>Hellfire of Wisdom (EXP) (All Class)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fgo_servant_data">
        <table:table-row>
          <table:table-cell office:value-type="string">
            <text:p>Servent_ID</text:p>
          </table:table-cell>
          <table:table-cell office:value-type="string">
            <text:p>Servant_Name</text:p>
          </table:table-cell>
          <table:table-cell office:value-type="string">
            <text:p>Rarity</text:p>
          </table:table-cell>
          <table:table-cell office:value-type="string">
            <text:p>Servent_Summon</text:p>
          </table:table-cell>
          <table:table-cell office:value-type="string">
            <text:p>Servent_Class</text:p>
          </table:table-cell>
          <table:table-cell office:value-type="string">
            <text:p>Servent_JPName</text:p>
          </table:table-cell>
          <table:table-cell office:value-type="string">
            <text:p>Servent_AKA</text:p>
          </table:table-cell>
          <table:table-cell office:value-type="string">
            <text:p>Servent_Attribute</text:p>
          </table:table-cell>
          <table:table-cell office:value-type="string">
            <text:p>Servent_Alignments</text:p>
          </table:table-cell>
          <table:table-cell office:value-type="string">
            <text:p>Servent_Gender</text:p>
          </table:table-cell>
          <table:table-cell office:value-type="string">
            <text:p>Servent_Trait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Mashu Kyrielight</text:p>
          </table:table-cell>
          <table:table-cell office:value-type="string">
            <text:p>4-Star</text:p>
          </table:table-cell>
          <table:table-cell office:value-type="string">
            <text:p>Starter</text:p>
          </table:table-cell>
          <table:table-cell office:value-type="string">
            <text:p>Shielder</text:p>
          </table:table-cell>
          <table:table-cell office:value-type="string">
            <text:p>マシュ・キリエライト</text:p>
          </table:table-cell>
          <table:table-cell office:value-type="string">
            <text:p>Mash Kyrielight, Mashu Kirielite, Mash, Fairy Knight Galahad (妖精騎士ギャラハッド?)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emi-Servant, Hominidae Servant, Humanoid, Living Human, Riding, Round Table Knight, Servant, Weak to Enuma Elish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rtoria Pendrag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アルトリア・ペンドラゴン</text:p>
          </table:table-cell>
          <table:table-cell office:value-type="string">
            <text:p>King of Knights of the Holy Sword (聖剣の騎士王, Seiken no Kishi-ō?), King of Knights (騎士王, Kishi-ō?), Altria Pendragon, King Arthur, Blue Saber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Hominidae Servant, Humanoid, King, Riding, Round Table Knight, Servant, Seven Knights Servant, Weak to Enuma Elish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Artoria Pendragon (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Saber Alter, Dark-Tainted Tyrant, Artoria Alter, Black Saber, Salter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Hominidae Servant, Humanoid, King, Round Table Knight, Servant, Seven Knights Servant, Weak to Enuma Elish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Artoria Pendragon (Lily)</text:p>
          </table:table-cell>
          <table:table-cell office:value-type="string">
            <text:p>4-Star</text:p>
          </table:table-cell>
          <table:table-cell office:value-type="string">
            <text:p>Friend</text:p>
          </table:table-cell>
          <table:table-cell office:value-type="string">
            <text:p>Saber</text:p>
          </table:table-cell>
          <table:table-cell office:value-type="string">
            <text:p>アルトリア・ペンドラゴン〔リリィ〕</text:p>
          </table:table-cell>
          <table:table-cell office:value-type="string">
            <text:p>Saber Lily, Artoria Lily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Servant, Seven Knights Servant, Weak to Enuma Elish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ero Claudius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ネロ・クラウディウス</text:p>
          </table:table-cell>
          <table:table-cell office:value-type="string">
            <text:p>Emperor of Roses (薔薇の皇帝, Bara no Kōtei?), Red Saber, Nero Claudius Caesar Augustus Germanicus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King, Riding, Roman, Servant, Seven Knights Servant, Weak to Enuma Elish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Siegfrie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ジークフリート</text:p>
          </table:table-cell>
          <table:table-cell office:value-type="string">
            <text:p>Sigurd, Tenacious Dragon Slayer (不撓不屈の竜殺し, Futō Fukutsu no Ryū Goroshi?)Saber of Black, Dragon-Blooded Knight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Dragon, Hominidae Servant, Humanoid, King, Loved One, Riding, Servant, Seven Knights Servant, Weak to Enuma Elish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Gaius Julius Caesa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ガイウス・ユリウス・カエサル</text:p>
          </table:table-cell>
          <table:table-cell office:value-type="string">
            <text:p>Julius Caesar, Red Saber (Self-Proclaimed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Roman, Servant, Seven Knights Servant, Weak to Enuma Elish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Alter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アルテラ</text:p>
          </table:table-cell>
          <table:table-cell office:value-type="string">
            <text:p>Great King of Destruction (破壞の大王, Hakai no Daiō?)Attila the Hun, Destroyer of Civilization, Etzel, King of Combat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King, Riding, Servant, Seven Knights Servant, Weak to Enuma Elish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Gilles de Rais (Saber)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ジル・ド・レェ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Chevalier d'E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シュヴァリエ・デオン</text:p>
          </table:table-cell>
          <table:table-cell office:value-type="string">
            <text:p>Knight of the White Lily, Maid Knight, Charles-Geneviève-Louis-Auguste-André-Timothée d'Éon de Beaumont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Riding, Servant, Seven Knights Servant, Weak to Enuma Elish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MIY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エミヤ</text:p>
          </table:table-cell>
          <table:table-cell office:value-type="string">
            <text:p>Wrought Iron Hero (錬鉄の英霊, Rentetsu no Eirei?)
Emiya Shirou (衛宮士郎, Emiya Shirō?), Nameless/No Name (無銘), Red Archer(赤のアーチャー), Red Bowman, Faker (フェイカー), Hero of Justice (正義の味方),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Servant, Seven Knights Servant, Weak to Enuma Elish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Gilgames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ギルガメッシュ</text:p>
          </table:table-cell>
          <table:table-cell office:value-type="string">
            <text:p>King of Heroes (英雄王, Eiyū-ō?), A U O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Servant, Seven Knights Servant, Weak to Enuma Elish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Robin Hoo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ロビンフッド</text:p>
          </table:table-cell>
          <table:table-cell office:value-type="string">
            <text:p>Hunter of the Woods (森の狩人, Mori no Kariudo?), Green Archer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ostume-Owning, Fairy Tale Servant, Hominidae Servant, Humanoid, Loved One, Servant, Seven Knights Servant, Weak to Enuma Elish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talant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タランテ</text:p>
          </table:table-cell>
          <table:table-cell office:value-type="string">
            <text:p>Hunter of Chastity (純潔の狩人, Junketsu no Kariudo?)Archer of Red, Atalante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Argo-Related, Hominidae Servant, Humanoid, Moon, Servant, Seven Knights Servant, Weak to Enuma Elish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Euryal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エウリュアレ</text:p>
          </table:table-cell>
          <table:table-cell office:value-type="string">
            <text:p>The Far-Flier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Goddess Servant, Humanoid, Immune to Pigify, Non-Hominidae Servant, Servant, Seven Knights Servant, Weak to Enuma Elish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Arash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ーラシュ</text:p>
          </table:table-cell>
          <table:table-cell office:value-type="string">
            <text:p>Arash Kamangir, Āraš-e Kamāngīr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Cú Chulain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クー・フーリン</text:p>
          </table:table-cell>
          <table:table-cell office:value-type="string">
            <text:p>Child of Light (光の御子, Hikari no Miko?)
Beast of Culann (クランの猛犬, Kuran no Mōken?)
Sétanta, Hound of Ulster, Coo Hullan, Child of the Sun, Rogue Lancer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Elizabeth Báthory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エリザベート・バートリー</text:p>
          </table:table-cell>
          <table:table-cell office:value-type="string">
            <text:p>Elisabeth Báthory, Elizabeth Bathory, Blood Countess, Countess Dracula, Eli-Chan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ragon, Hominidae Servant, Humanoid, Servant, Seven Knights Servant, Weak to Enuma Elish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usashibō Benkei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武蔵坊弁慶</text:p>
          </table:table-cell>
          <table:table-cell office:value-type="string">
            <text:p>Hitachibou Kaison (常陸坊海尊, Hitachibō Kaison?), Musashibou Benkei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Fairy Tale Servant, Genji, Hominidae Servant, Humanoid, Loved One, Servant, Seven Knights Servant, Stout Defender, Weak to Enuma Elish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Cú Chulainn (Prototype)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クー・フーリン〔プロトタイプ〕</text:p>
          </table:table-cell>
          <table:table-cell office:value-type="string">
            <text:p>Proto Lancer, Cu Chulainn (Prototype), Sétanta, Hound of Ulster, Coo Hullan (Prototype), Child of the Sun, Child of Light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Leonidas I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レオニダス一世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Stout Defender, Weak to Enuma Elish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Romulu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ロムルス</text:p>
          </table:table-cell>
          <table:table-cell office:value-type="string">
            <text:p>The Divine Ancestor, King of Nation Building, Roma</text:p>
          </table:table-cell>
          <table:table-cell office:value-type="string">
            <text:p>Star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Immune to Pigify, King, Roman, Servant, Seven Knights Servant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Medus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メドゥーサ</text:p>
          </table:table-cell>
          <table:table-cell office:value-type="string">
            <text:p>Female Monster of Gorgon (ゴルゴーンの女怪, Gorugōn no Jokai?)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Non-Hominidae Servant, Riding, Servant, Seven Knights Servant, Weak to Enuma Elish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Georgios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ゲオルギウス</text:p>
          </table:table-cell>
          <table:table-cell office:value-type="string">
            <text:p>Saint George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Edward Teach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エドワード・ティーチ</text:p>
          </table:table-cell>
          <table:table-cell office:value-type="string">
            <text:p>Blackbeard (黒髭, Kuro Hige?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Boudic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ブーディカ</text:p>
          </table:table-cell>
          <table:table-cell office:value-type="string">
            <text:p>Queen of Victory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Riding, Servant, Seven Knights Servant, Weak to Enuma Elish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Ushiwakamaru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牛若丸</text:p>
          </table:table-cell>
          <table:table-cell office:value-type="string">
            <text:p>Minamoto no Yoshitsune (源義経?)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Costume-Owning, Fairy Tale Servant, Genji, Hominidae Servant, Humanoid, Loved One, Riding, Servant, Seven Knights Servant, Weak to Enuma Elish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Alexande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レキサンダー</text:p>
          </table:table-cell>
          <table:table-cell office:value-type="string">
            <text:p>Young Iskandar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hild Servant, Divinity, Greek Mythology Male, Hominidae Servant, Humanoid, King, Riding, Servant, Seven Knights Servant, Weak to Enuma Elish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Marie Antoinett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リー・アントワネット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Marth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ルタ</text:p>
          </table:table-cell>
          <table:table-cell office:value-type="string">
            <text:p>Saint Martha, Dragon Rider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Seven Knights Servant, Weak to Enuma Elish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Mede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メディア</text:p>
          </table:table-cell>
          <table:table-cell office:value-type="string">
            <text:p>Witch of Betrayal (裏切りの魔女, Uragiri no Majo?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Servant, Seven Knights Servant, Weak to Enuma Elish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Gilles de Rai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ジル・ド・レェ</text:p>
          </table:table-cell>
          <table:table-cell office:value-type="string">
            <text:p>Holy Monster (聖なる怪物, Seinaru Kaibutsu?), Bluebeard, Demon Marshal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Hans Christian Andersen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ハンス・クリスチャン・アンデルセン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hild Servant, Hominidae Servant, Humanoid, Servant, Seven Knights Servant, Weak to Enuma Elish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William Shakespeare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ウィリアム・シェイクスピア</text:p>
          </table:table-cell>
          <table:table-cell office:value-type="string">
            <text:p>The Greatest Writer (偉大なる文豪, Idainaru Bungō?), Caster of Red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Mephistophele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メフィストフェレ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Wolfgang Amadeus Mozart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ヴォルフガング・アマデウス・モーツァルト</text:p>
          </table:table-cell>
          <table:table-cell office:value-type="string">
            <text:p>Gottlieb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Loved One, Servant, Seven Knights Servant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Zhuge Liang (Lord El-Melloi II)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諸葛孔明〔エルメロイⅡ世〕</text:p>
          </table:table-cell>
          <table:table-cell office:value-type="string">
            <text:p>Waver Velvet (ウェイバー・ベルベット?),"El-Melloi II", Great Big Ben London☆Star, Shokatsu Koumei, Kongming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iving Human, Loved One, Pseudo-Servant, Servant, Seven Knights Servant, Weak to Enuma Elish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Cú Chulainn (Caster)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クー・フーリン</text:p>
          </table:table-cell>
          <table:table-cell office:value-type="string">
            <text:p>Child of Light (光の御子, Hikari no Miko?), Grímr the Sage (賢人グリム?), Odin's Proxy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Sasaki Kojirō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佐々木小次郎</text:p>
          </table:table-cell>
          <table:table-cell office:value-type="string">
            <text:p>Nameless Master (無名の達人, Mumei no Tatsujin?)Nameless Samurai, Tsuda, Sasaki Kojirou, REGEND, Sasaki Ganryu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Hassan of the Cursed Arm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呪腕のハサン</text:p>
          </table:table-cell>
          <table:table-cell office:value-type="string">
            <text:p>Assassin of The White Skull (白髏の暗殺者, Hakurō no Asashin?)True Assassin, Hanam, Cursed Arm Hassan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Sthen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ステンノ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e Spirit, Divinity, Goddess Servant, Humanoid, Immune to Pigify, Non-Hominidae Servant, Servant, Seven Knights Servant, Weak to Enuma Elish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Jing K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荊軻</text:p>
          </table:table-cell>
          <table:table-cell office:value-type="string">
            <text:p>Keika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Charles-Henri Sanson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シャルル＝アンリ・サンソン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Phantom of the Opera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ファントム・オブ・ジ・オペラ</text:p>
          </table:table-cell>
          <table:table-cell office:value-type="string">
            <text:p>Erik (エリック?), Berserker of Shinjuku (新宿のバーサーカー?), Angel of Music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Mata Hari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マタ・ハリ</text:p>
          </table:table-cell>
          <table:table-cell office:value-type="string">
            <text:p>Margaretha Geertruida Zelle, The Girl Who Has Sunny Eyes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Carmill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カーミラ</text:p>
          </table:table-cell>
          <table:table-cell office:value-type="string">
            <text:p>Elizabeth Báthory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Heracles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ヘラクレス</text:p>
          </table:table-cell>
          <table:table-cell office:value-type="string">
            <text:p>The Immortal Great Hero (不死身の大英雄, Fujimi no Dai Eiyū?), Hércules</text:p>
          </table:table-cell>
          <table:table-cell office:value-type="string">
            <text:p>Sky</text:p>
          </table:table-cell>
          <table:table-cell office:value-type="string">
            <text:p>Chaotic Insane</text:p>
          </table:table-cell>
          <table:table-cell office:value-type="string">
            <text:p>Male</text:p>
          </table:table-cell>
          <table:table-cell office:value-type="string">
            <text:p>Argo-Related, Divinity, Greek Mythology Male, Hominidae Servant, Humanoid, Servant, Seven Knights Servant, Weak to Enuma Elish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Lancelot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ランスロット</text:p>
          </table:table-cell>
          <table:table-cell office:value-type="string">
            <text:p>Knight of the Lake (湖の騎士, Mizu-umi no Kishi?), Black Knight, Mad Dog</text:p>
          </table:table-cell>
          <table:table-cell office:value-type="string">
            <text:p>Earth</text:p>
          </table:table-cell>
          <table:table-cell office:value-type="string">
            <text:p>Lawful Insane</text:p>
          </table:table-cell>
          <table:table-cell office:value-type="string">
            <text:p>Male</text:p>
          </table:table-cell>
          <table:table-cell office:value-type="string">
            <text:p>Hominidae Servant, Humanoid, Round Table Knight, Servant, Seven Knights Servant, Weak to Enuma Elish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Lu Bu Fengxia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呂布奉先</text:p>
          </table:table-cell>
          <table:table-cell office:value-type="string">
            <text:p>General of Repetition, Lü Bu Fengxian, Ryo Fu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Mechanical, Servant, Seven Knights Servant, Weak to Enuma Elish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Spartacus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スパルタクス</text:p>
          </table:table-cell>
          <table:table-cell office:value-type="string">
            <text:p>Gladiator of Thrace (トラキアの剣闘士, Torakia no Ken Tōshi?), Berserker of Red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Roman, Servant, Seven Knights Servant, Weak to Enuma Elish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Sakata Kintok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坂田金時</text:p>
          </table:table-cell>
          <table:table-cell office:value-type="string">
            <text:p>Kintarō (金太郎?), Kaidōmaru (怪童丸?), Shimenosuke (主馬佑?), Golden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Fairy Tale Servant, Genji, Hominidae Servant, Humanoid, Loved One, Servant, Seven Knights Servant, Weak to Enuma Elish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Vlad II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ヴラド三世</text:p>
          </table:table-cell>
          <table:table-cell office:value-type="string">
            <text:p>Lord Impaler (串刺し公, Kushizashi Kō?), Lancer of Black, Vlad Ţepeş, Count Dracula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Stout Defender, Weak to Enuma Elish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Asterios</text:p>
          </table:table-cell>
          <table:table-cell office:value-type="string">
            <text:p>1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アステリオス</text:p>
          </table:table-cell>
          <table:table-cell office:value-type="string">
            <text:p>Minotaur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Animal Characteristics Servant, Child Servant, Demonic Beast Servant, Giant, Greek Mythology Male, Humanoid, Non-Hominidae Servant, Servant, Seven Knights Servant, Weak to Enuma Elish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Caligula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カリギュラ</text:p>
          </table:table-cell>
          <table:table-cell office:value-type="string">
            <text:p>Emperor of Death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King, Roman, Servant, Seven Knights Servant, Weak to Enuma Elish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Darius III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ダレイオス三世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iant, Hominidae Servant, Humanoid, King, Servant, Seven Knights Servant, Weak to Enuma Elish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Kiyohim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清姫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Servant, Seven Knights Servant, Weak to Enuma Elish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Eric Bloodaxe</text:p>
          </table:table-cell>
          <table:table-cell office:value-type="string">
            <text:p>2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エイリーク・ブラッドアクス</text:p>
          </table:table-cell>
          <table:table-cell office:value-type="string">
            <text:p>Bloodaxe King, Eric Haraldsson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Weak to Enuma Elish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Tamamo Cat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タマモキャット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 Beast Servant, Humanoid, Non-Hominidae Servant, Servant, Seven Knights Servant, Weak to Enuma Elish, Wild Beast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Jeanne d'Arc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uler</text:p>
          </table:table-cell>
          <table:table-cell office:value-type="string">
            <text:p>ジャンヌ・ダルク</text:p>
          </table:table-cell>
          <table:table-cell office:value-type="string">
            <text:p>Holy Maiden of Salvation (救国の聖女, Kyūkoku no Seijo?)Joan of Arc, Juana de Arco, La Pucelle d'Orléans, The Maiden of Orleans, St. Joan, Joanna d'arc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Servant, Weak to Enuma Elish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Ori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オリオン</text:p>
          </table:table-cell>
          <table:table-cell office:value-type="string">
            <text:p>Artemis (アルテミス?)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Immune to Pigify, Levitating Servant, Servant, Seven Knights Servant, Weak to Enuma Elish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Elizabeth Báthory (Hallowee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エリザベート・バートリー〔ハロウィン〕</text:p>
          </table:table-cell>
          <table:table-cell office:value-type="string">
            <text:p>Hallo-Eli, Elisabeth Báthory (Halloween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ragon, Hominidae Servant, Humanoid, Levitating Servant, Servant, Seven Knights Servant, Weak to Enuma Elish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Tamamo no Ma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玉藻の前</text:p>
          </table:table-cell>
          <table:table-cell office:value-type="string">
            <text:p>Fox Priestess of Peerless Beauty (絶世の美女巫女狐, Zessei no Bijo Miko-Gitsune?), Cas-ko (キャス狐?), Mizukume</text:p>
          </table:table-cell>
          <table:table-cell office:value-type="string">
            <text:p>Sky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Goddess Servant, Humanoid, Non-Hominidae Servant, Servant, Seven Knights Servant, Weak to Enuma Elish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Davi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ダビデ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Weak to Enuma Elish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Hector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ヘクトール</text:p>
          </table:table-cell>
          <table:table-cell office:value-type="string">
            <text:p>Hektor, Hector of the Gleaming Helmet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Riding, Servant, Seven Knights Servant, Weak to Enuma Elish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Francis Drak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フランシス・ドレイク</text:p>
          </table:table-cell>
          <table:table-cell office:value-type="string">
            <text:p>Voyager of the Storm (嵐の航海者, Arashi no Kōkai-sha?)El Draque, King of Storms, King of Ghosts</text:p>
          </table:table-cell>
          <table:table-cell office:value-type="string">
            <text:p>Star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Riding, Servant, Seven Knights Servant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Anne Bonny &amp; Mary Rea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ン・ボニー＆メアリー・リード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Medea (Lily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メディア〔リリィ〕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Servant, Seven Knights Servant, Weak to Enuma Elish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Okita S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沖田総司</text:p>
          </table:table-cell>
          <table:table-cell office:value-type="string">
            <text:p>Okita Souji, Sakura Saber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Riding, Servant, Shinsengumi Servant, Weak to Enuma Elish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Oda Nobunag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織田信長</text:p>
          </table:table-cell>
          <table:table-cell office:value-type="string">
            <text:p>Demon King of the Sixth Heaven (第六天魔王, Dairoku Ten-Maō?)Demon Archer, Big Fool of Owari, Nobu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Hominidae Servant, Humanoid, King, Nobunaga, Servant, Seven Knights Servant, Weak to Enuma Elish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Scáthac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スカサハ</text:p>
          </table:table-cell>
          <table:table-cell office:value-type="string">
            <text:p>Queen of the Land of Shadows (影の国の女王, Kage no Kuni no Joō?)Witch of Dún Scáith, Lord of Spirits, Shishou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Servant, Seven Knights Servant, Weak to Enuma Elish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Diarmuid Ua Duibhn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ディルムッド・オディナ</text:p>
          </table:table-cell>
          <table:table-cell office:value-type="string">
            <text:p>Beautiful Young Warrior (麗しの若武者, Uruwashi no Wakamusha?)Diarmuid O'Dyna, Diarmuid of the Love Spot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Fergus mac Róich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フェルグス・マック・ロイ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Riding, Servant, Seven Knights Servant, Weak to Enuma Elish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Artoria Pendragon (Santa 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アルトリア・ペンドラゴン〔サンタオルタ〕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Nursery Rhym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ナーサリー・ライム</text:p>
          </table:table-cell>
          <table:table-cell office:value-type="string">
            <text:p>Alice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airy Tale Servant, Humanoid, Non-Hominidae Servant, Servant, Seven Knights Servant, Weak to Enuma Elish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Jack the Ripper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ジャック・ザ・リッパー</text:p>
          </table:table-cell>
          <table:table-cell office:value-type="string">
            <text:p>Innocent Murderer (無垢なる殺人鬼, Mukunaru Satsujinki?)切り裂きジャック, Assassin of Black, Legendary Serial Killer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Servant, Seven Knights Servant, Weak to Enuma Elish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Mordred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モードレッド</text:p>
          </table:table-cell>
          <table:table-cell office:value-type="string">
            <text:p>Knight of Treachery (叛逆の騎士, Hangyaku no Kishi?)Saber of Red, The Knight of Londinium, Mordred the Silent, Mo-san (モーさん)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rtoria Face, Costume-Owning, Dragon, Hominidae Servant, Humanoid, Riding, Round Table Knight, Servant, Seven Knights Servant, Weak to Enuma Elish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Nikola Tesla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ニコラ・テスラ</text:p>
          </table:table-cell>
          <table:table-cell office:value-type="string">
            <text:p>Dr. Raiden (雷電博士, Raiden Hakase?), The Modern Prometheus, Godlike Genius</text:p>
          </table:table-cell>
          <table:table-cell office:value-type="string">
            <text:p>Star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Loved One, Servant, Seven Knights Servant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Artoria Pendragon (Lancer 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Artoria Lancer, King of Storms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Paracelsus von Hohenheim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ヴァン・ホーエンハイム・パラケルスス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Servant, Seven Knights Servant, Weak to Enuma Elish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Charles Babbag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チャールズ・バベッジ</text:p>
          </table:table-cell>
          <table:table-cell office:value-type="string">
            <text:p>Dream of Steam (蒸気の夢, Jōki no Yume?)King of Steam (蒸気王, Jōki-Ō?), Father of the Computer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Immune to Pigify, Mechanical, Servant, Seven Knights Servant, Weak to Enuma Elish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Henry Jekyll &amp; Hyd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ヘンリー・ジキル＆ハイド</text:p>
          </table:table-cell>
          <table:table-cell office:value-type="string">
            <text:p>Double Entities (二重存在者, Nijū Sonzai-sha?)Dr. Jekyll and Mr. Hyde, Edward Hyde</text:p>
          </table:table-cell>
          <table:table-cell office:value-type="string">
            <text:p>Earth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even Knights Servant, Weak to Enuma Elish</text:p>
          </table:table-cell>
          <table:table-cell office:value-type="string">
            <text:p>QQABB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Frankenstei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フランケンシュタイン</text:p>
          </table:table-cell>
          <table:table-cell office:value-type="string">
            <text:p>Innocent Bride (無垢なる花嫁, Mukunaru Hanayome?), Berserker of Black, Fran, Frankenstein's Monster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Mechanical, Servant, Seven Knights Servant, Weak to Enuma Elish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Arjun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アルジュナ</text:p>
          </table:table-cell>
          <table:table-cell office:value-type="string">
            <text:p>The Endowed Hero (授かりの英雄, Sazukari no Eiyū?), Silent Sniper, Rogue Archer, The Man of Rectitude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Servant, Seven Knights Servant, Weak to Enuma Elish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Karn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カルナ</text:p>
          </table:table-cell>
          <table:table-cell office:value-type="string">
            <text:p>Hero of Charity (施しの英雄, Hodokoshi no Eiyū?)Lancer of Red, Son of the Sun God, Launcher, Karno, Hero of Benefaction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Loved One, Riding, Servant, Seven Knights Servant, Weak to Enuma Elish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Mysterious Heroine X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謎のヒロインX</text:p>
          </table:table-cell>
          <table:table-cell office:value-type="string">
            <text:p>MHX, A-X, Mysterious Racer X (Summer Event)</text:p>
          </table:table-cell>
          <table:table-cell office:value-type="string">
            <text:p>Star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hur, Artoria Face, Costume-Owning, Dragon, Enuma Elish Nullification, Hominidae Servant, Humanoid, King, Riding, Servant, Seven Knights Servant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Fionn mac Cumhaill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フィン・マックール</text:p>
          </table:table-cell>
          <table:table-cell office:value-type="string">
            <text:p>Finn MacCool, Finn MacCoul</text:p>
          </table:table-cell>
          <table:table-cell office:value-type="string">
            <text:p>Sky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Brynhild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ブリュンヒルデ</text:p>
          </table:table-cell>
          <table:table-cell office:value-type="string">
            <text:p>Brynhild (Brünnhilde), Sigrdrífa, Brunilda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Levitating Servant, Non-Hominidae Servant, Riding, Servant, Seven Knights Servant, Valkyrie (Trait), Weak to Enuma Elish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Beowulf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ベオウルフ</text:p>
          </table:table-cell>
          <table:table-cell office:value-type="string">
            <text:p>King of Savagery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Weak to Enuma Elish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Nero Claudius (Bride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ネロ・クラウディウス 〔ブライド〕</text:p>
          </table:table-cell>
          <table:table-cell office:value-type="string">
            <text:p>Saber Bride</text:p>
          </table:table-cell>
          <table:table-cell office:value-type="string">
            <text:p>Man</text:p>
          </table:table-cell>
          <table:table-cell office:value-type="string">
            <text:p>Chaotic Bride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King, Riding, Roman, Servant, Seven Knights Servant, Weak to Enuma Elish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Ryōgi Shiki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両儀式</text:p>
          </table:table-cell>
          <table:table-cell office:value-type="string">
            <text:p>「Ryōgi Shiki」, Void Shiki, Saber Shiki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Costume-Owning, Enuma Elish Nullification, Hominidae Servant, Humanoid, Immune to Pigify, Servant, Seven Knights Servant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Ryōgi Shiki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両儀式</text:p>
          </table:table-cell>
          <table:table-cell office:value-type="string">
            <text:p>Ryougi Shiki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Living Human, Servant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Amakusa Shir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天草四郎</text:p>
          </table:table-cell>
          <table:table-cell office:value-type="string">
            <text:p>The One who Sought for an Endless Dream (終わりのない夢を追う者, Owari no Nai Yume wo Ou-mono?), Amakusa Shirou,Amakusa Shirō Tokisada (天草四郎時貞?), Shirō Kotomine (シロウ・コトミネ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Weak to Enuma Elish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Astolf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ストルフォ</text:p>
          </table:table-cell>
          <table:table-cell office:value-type="string">
            <text:p>Knight of Evaporated Sanity (理性蒸発の騎士, Risei Jōhatsu no Kishi?) Rider of Black, Sailor Paladin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Costume-Owning, Feminine Looking, Hominidae Servant, Humanoid, Riding, Servant, Seven Knights Servant, Weak to Enuma Elish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Kid Gil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子ギル</text:p>
          </table:table-cell>
          <table:table-cell office:value-type="string">
            <text:p>Ko-Gil, Young Gil, Child Gil, Gil-kun, Gilgamesh (Child)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hild Servant, Divinity, Hominidae Servant, Humanoid, King, Servant, Seven Knights Servant, Weak to Enuma Elish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Edmond Dantè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巌窟王 エドモン・ダンテス</text:p>
          </table:table-cell>
          <table:table-cell office:value-type="string">
            <text:p>The Count of Monte Cristo (モンテ・クリスト伯爵?), The King of the Cavern (巌窟王, Gankutsuō?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Weak to Enuma Elish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Nightingal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ナイチンゲール</text:p>
          </table:table-cell>
          <table:table-cell office:value-type="string">
            <text:p>Angel of Crimea (クリミアの天使, Kurimia no Tenshi?)Florence Nightingale (フローレンス・ナイチンゲール?), Mercédès, The White Cloth of Steel, The Lady with the Lamp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Cú Chulainn (Alter)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クー・フーリン〔オルタ〕</text:p>
          </table:table-cell>
          <table:table-cell office:value-type="string">
            <text:p>Cú Alter, Mad King Cú Chulainn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Loved One, Servant, Seven Knights Servant, Weak to Enuma Elish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Queen Medb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女王メイヴ</text:p>
          </table:table-cell>
          <table:table-cell office:value-type="string">
            <text:p>Queen of Connacht (コノートの女王, Konōto no Joō?), Queen Maeve, Eternal Lady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Riding, Servant, Seven Knights Servant, Weak to Enuma Elish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Helena Blavatsky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エレナ・ブラヴァツキー</text:p>
          </table:table-cell>
          <table:table-cell office:value-type="string">
            <text:p>Elena Blavatsky, Madame Blavatsky, Еле́на Петро́вна Блава́тская, Yelena Petrovna Blavatskaya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Ram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ーマ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Servant, Seven Knights Servant, Weak to Enuma Elish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Li Shuwen (Lanc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神槍 李書文</text:p>
          </table:table-cell>
          <table:table-cell office:value-type="string">
            <text:p>No Second Strike (二の打ち要らず, Ni no Uchi Irazu?)Legendary Spearman, God Spear Li (神槍李)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Thomas Ediso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トーマス・エジソン</text:p>
          </table:table-cell>
          <table:table-cell office:value-type="string">
            <text:p>The Wizard of Menlo Park (メンロパークの魔術師, Menropāku no Majutsu-shi?)Thomas Alva Edison, King of Inventors, Presi-king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Geronimo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ジェロニモ</text:p>
          </table:table-cell>
          <table:table-cell office:value-type="string">
            <text:p>Goyaałé, Jeronimo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Billy the Kid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ビリー・ザ・キッド</text:p>
          </table:table-cell>
          <table:table-cell office:value-type="string">
            <text:p>Juvenile Rascal King (少年悪漢王?)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Jeanne d'Arc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ジャンヌ・ダルク〔オルタ〕</text:p>
          </table:table-cell>
          <table:table-cell office:value-type="string">
            <text:p>Dragon Witch (竜の魔女, Ryū no Majo?), Jalter, Witch of Vengeance, 邪ンヌ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rtoria Face, Costume-Owning, Hominidae Servant, Humanoid, Servant, Weak to Enuma Elish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Angra Mainyu</text:p>
          </table:table-cell>
          <table:table-cell office:value-type="string">
            <text:p>0-Star</text:p>
          </table:table-cell>
          <table:table-cell office:value-type="string">
            <text:p>Friend</text:p>
          </table:table-cell>
          <table:table-cell office:value-type="string">
            <text:p>Avenger</text:p>
          </table:table-cell>
          <table:table-cell office:value-type="string">
            <text:p>アンリマユ</text:p>
          </table:table-cell>
          <table:table-cell office:value-type="string">
            <text:p>Avenger, All the World's Evil, King of Daemons, Aŋra Mainiiu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Weak to Enuma Elish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Iskand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イスカンダル</text:p>
          </table:table-cell>
          <table:table-cell office:value-type="string">
            <text:p>The King of Conquerors of the Distant Lands (遥かなる征服王, Harukanaru Seifuku-ō?)Alexander the Great, King of Conquerors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Divinity, Greek Mythology Male, Hominidae Servant, Humanoid, King, Loved One, Riding, Servant, Seven Knights Servant, Weak to Enuma Elish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EMIYA (Assassin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エミヤ〔アサシン〕</text:p>
          </table:table-cell>
          <table:table-cell office:value-type="string">
            <text:p>Emiya Kiritsugu (衛宮切嗣, Emiya Kiritsugu?), Magus Killer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Hassan of the Hundred Faces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百貌のハサン</text:p>
          </table:table-cell>
          <table:table-cell office:value-type="string">
            <text:p>Leader of Hashasheen (暗殺教団教主, Ansatsu Kyōdan Kyōshu?)Asa-ko (アサ子?), Hundred-Faced Hassan, Hassan of the Hundred Personas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Irisviel (Dress of Heave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アイリスフィール〔天の衣〕</text:p>
          </table:table-cell>
          <table:table-cell office:value-type="string">
            <text:p>Irisviel von Einzbern, Iri, White Holy Grail, Irisviel (Holy Grail)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Shuten D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酒呑童子</text:p>
          </table:table-cell>
          <table:table-cell office:value-type="string">
            <text:p>Shuten-Douji, Ibuki Dōji, Saṃghāta Hell Berserker (バーサーカー・衆合地獄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emonic, Divinity, Dragon, Humanoid, Non-Hominidae Servant, Oni, Servant, Seven Knights Servant, Shuten Dōji (Trait), Weak to Enuma Elish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Xuanzang Sanzang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玄奘三蔵</text:p>
          </table:table-cell>
          <table:table-cell office:value-type="string">
            <text:p>The Bonze of Tang Dynasty (唐代の法師, Tō-dai no Hōshi?)Genjou Sanzou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Minamoto no Raik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源頼光</text:p>
          </table:table-cell>
          <table:table-cell office:value-type="string">
            <text:p>Minamoto no Yorimitsu, Ushi Gozen (丑御前?), Kālasūtra Hell Rider (ライダー・黒縄地獄?)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Genji, Hominidae Servant, Humanoid, Riding, Servant, Seven Knights Servant, Weak to Enuma Elish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Sakata Kintoki (Rid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坂田金時</text:p>
          </table:table-cell>
          <table:table-cell office:value-type="string">
            <text:p>Kintarō (金太郎?)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Fairy Tale Servant, Genji, Hominidae Servant, Humanoid, Loved One, Servant, Seven Knights Servant, Weak to Enuma Elish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Ibaraki Dōj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茨木童子</text:p>
          </table:table-cell>
          <table:table-cell office:value-type="string">
            <text:p>Ibaraki-Douji, Banana Oni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emonic, Humanoid, Non-Hominidae Servant, Oni, Servant, Seven Knights Servant, Weak to Enuma Elish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Fūma Kotarō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風魔小太郎</text:p>
          </table:table-cell>
          <table:table-cell office:value-type="string">
            <text:p>Fuuma Kotarou, Fuuma "Evil-Wind" Kotarou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Ozymandia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オジマンディアス</text:p>
          </table:table-cell>
          <table:table-cell office:value-type="string">
            <text:p>King of Gods (神王, Shin-Ō?)Ramesses II, King of Kings, Meryamen, Sun King, God-king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King, Loved One, Riding, Servant, Seven Knights Servant, Weak to Enuma Elish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Artoria Pendragon (Lancer)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アルトリア・ペンドラゴン</text:p>
          </table:table-cell>
          <table:table-cell office:value-type="string">
            <text:p>Lion King (獅子王, Shishi-Ō?)King Arthur, King of Knights, Goddess of Rhongomyniad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Weak to Enuma Elish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Nitocris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ニトクリス</text:p>
          </table:table-cell>
          <table:table-cell office:value-type="string">
            <text:p>Avatar of the Sky (天空の化身, Tenkū no Keshin?)Nitocret, Neithikerty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ominidae Servant, Humanoid, King, Servant, Seven Knights Servant, Weak to Enuma Elish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Lancelot (Sab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ンスロット</text:p>
          </table:table-cell>
          <table:table-cell office:value-type="string">
            <text:p>Sir Lancelot du Lac, Lord of Joyous Gard, Knight of the Lake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Trista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トリスタン</text:p>
          </table:table-cell>
          <table:table-cell office:value-type="string">
            <text:p>Drustanus, Trystan, Tristram, Trischin, Child of Sadness, Tristão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Round Table Knight, Servant, Seven Knights Servant, Weak to Enuma Elish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Gawai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ガウェイン</text:p>
          </table:table-cell>
          <table:table-cell office:value-type="string">
            <text:p>Holy Sword of the Sun (太陽の聖剣, Taiyō no Seiken?)Knight of the Sun, White Knight of the Round Table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Hassan of the Serenity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静謐のハサン</text:p>
          </table:table-cell>
          <table:table-cell office:value-type="string">
            <text:p>Mary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Tawara Tōta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俵藤太</text:p>
          </table:table-cell>
          <table:table-cell office:value-type="string">
            <text:p>Fujiwara no Hidesato (藤原秀郷?), Tawara no Touta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Bedivere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ベディヴィエール</text:p>
          </table:table-cell>
          <table:table-cell office:value-type="string">
            <text:p>The Silver Arm (銀色の腕, Gin'iro no Ude?)Lucius, The Shining Airgetlám, Wandering Knight (放浪の騎士, Hōrō no kishi)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Leonardo Da Vinc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レオナルド・ダ・ヴィンチ</text:p>
          </table:table-cell>
          <table:table-cell office:value-type="string">
            <text:p>Universal Genius (万能の天才?), Da Vinci-chan (ダ・ヴィンチちゃん?), Shopkeeper</text:p>
          </table:table-cell>
          <table:table-cell office:value-type="string">
            <text:p>Star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Tamamo no Mae (L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玉藻の前; タマモちゃんサマー</text:p>
          </table:table-cell>
          <table:table-cell office:value-type="string">
            <text:p>Summer Tamamo-chan, Tamamo Shark</text:p>
          </table:table-cell>
          <table:table-cell office:value-type="string">
            <text:p>Sky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Goddess Servant, Humanoid, Non-Hominidae Servant, Riding, Servant, Seven Knights Servant, Summer Mode Servant, Weak to Enuma Elish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Artoria Pendragon (Arch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ルトリア・ペンドラゴン</text:p>
          </table:table-cell>
          <table:table-cell office:value-type="string">
            <text:p>Archuria, Squirtoria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ound Table Knight, Servant, Seven Knights Servant, Summer Mode Servant, Weak to Enuma Elish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Marie Antoinette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マリー・アントワネット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Anne Bonny &amp; Mary Read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ン・ボニー＆メアリー・リード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Mordred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モードレッド</text:p>
          </table:table-cell>
          <table:table-cell office:value-type="string">
            <text:p>Miss Surfer Mor, Miss Su-Mor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Dragon, Hominidae Servant, Humanoid, Round Table Knight, Servant, Seven Knights Servant, Summer Mode Servant, Weak to Enuma Elish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Scáthach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スカサハ</text:p>
          </table:table-cell>
          <table:table-cell office:value-type="string">
            <text:p>-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Summer Mode Servant, Weak to Enuma Elish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Kiyohime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清姫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Servant, Seven Knights Servant, Summer Mode Servant, Weak to Enuma Elish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Martha (Rul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マルタ</text:p>
          </table:table-cell>
          <table:table-cell office:value-type="string">
            <text:p>Saint Martha (Ruler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ummer Mode Servant, Weak to Enuma Elish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Illyasviel von Einzber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イリヤスフィール・フォン・アインツベルン</text:p>
          </table:table-cell>
          <table:table-cell office:value-type="string">
            <text:p>Illya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hild Servant, Costume-Owning, Hominidae Servant, Humanoid, Illya, Living Human, Servant, Seven Knights Servant, Weak to Enuma Elish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Chloe von Einzber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クロエ・フォン・アインツベルン</text:p>
          </table:table-cell>
          <table:table-cell office:value-type="string">
            <text:p>Kuro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Living Human, Servant, Seven Knights Servant, Weak to Enuma Elish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Elizabeth Báthory (Brave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エリザベート・バートリー〔ブレイブ〕</text:p>
          </table:table-cell>
          <table:table-cell office:value-type="string">
            <text:p>Brave-Eliza, Elizabeth Bathory (Brave)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ragon, Hominidae Servant, Humanoid, Servant, Seven Knights Servant, Weak to Enuma Elish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Cleopatr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クレオパトラ</text:p>
          </table:table-cell>
          <table:table-cell office:value-type="string">
            <text:p>The Last Pharaoh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Levitating Servant, Servant, Seven Knights Servant, Weak to Enuma Elish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Vlad III (EXTRA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ヴラド三世〔EXTRA〕</text:p>
          </table:table-cell>
          <table:table-cell office:value-type="string">
            <text:p>Vlad the Impaler, Vlad Ţepeş, Count Dracula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King, Servant, Seven Knights Servant, Stout Defender, Weak to Enuma Elish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Jeanne d'Arc Alter Santa Lily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ジャンヌ・ダルク・オルタ・サンタ・リリィ</text:p>
          </table:table-cell>
          <table:table-cell office:value-type="string">
            <text:p>Joan of Arc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rtoria Face, Child Servant, Hominidae Servant, Humanoid, Servant, Seven Knights Servant, Weak to Enuma Elish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Isht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イシュタル</text:p>
          </table:table-cell>
          <table:table-cell office:value-type="string">
            <text:p>Goddess of Venus (金星の女神, Kinsei no Megami?)Inanna, Mistress of Heaven, Tohsaka Rin (遠坂凛, Tōsaka Rin?)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evitating Servant, Living Human, Pseudo-Servant, Servant, Seven Knights Servant, Weak to Enuma Elish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Enkidu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エルキドゥ</text:p>
          </table:table-cell>
          <table:table-cell office:value-type="string">
            <text:p>Chains of Heaven (天の鎖, Ten no Kusari?), Kingu</text:p>
          </table:table-cell>
          <table:table-cell office:value-type="string">
            <text:p>Sky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Costume-Owning, Feminine Looking, Humanoid, Non-Hominidae Servant, Servant, Seven Knights Servant, Weak to Enuma Elish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Quetzalcoatl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ケツァル・コアトル</text:p>
          </table:table-cell>
          <table:table-cell office:value-type="string">
            <text:p>Feathered Serpent, Winged Serpent, Great Firebird of the Sun, Wind of Mesoamerica, Coatl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Immune to Pigify, King, Riding, Servant, Seven Knights Servant, Weak to Enuma Elish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Gilgamesh (Cast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ギルガメッシュ</text:p>
          </table:table-cell>
          <table:table-cell office:value-type="string">
            <text:p>Sovereign of Magic Wands (魔杖の支配者, Majō no Shihai-sha?)Sage King (賢王, Ken-ō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Divinity, Hominidae Servant, Humanoid, King, Loved One, Servant, Seven Knights Servant, Weak to Enuma Elish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Medusa (Lanc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メドゥーサ, アナ</text:p>
          </table:table-cell>
          <table:table-cell office:value-type="string">
            <text:p>Medousiana, Medusa Lily, Anna, Ana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Child Servant, Divine Spirit, Divinity, Humanoid, Non-Hominidae Servant, Servant, Seven Knights Servant, Weak to Enuma Elish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Gorgo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venger</text:p>
          </table:table-cell>
          <table:table-cell office:value-type="string">
            <text:p>ゴルゴーン</text:p>
          </table:table-cell>
          <table:table-cell office:value-type="string">
            <text:p>Medusa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Humanoid, Non-Hominidae Servant, Servant, Weak to Enuma Elish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Jaguar Man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ジャガーマン</text:p>
          </table:table-cell>
          <table:table-cell office:value-type="string">
            <text:p>Jaguar Warrior (NA), Fujimura Taiga (藤村大河, Fujimura Taiga?)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nimal Characteristics Servant, Divinity, Hominidae Servant, Humanoid, Living Human, Pseudo-Servant, Servant, Seven Knights Servant, Weak to Enuma Elish, Wild Beast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Merl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マーリン</text:p>
          </table:table-cell>
          <table:table-cell office:value-type="string">
            <text:p>Magus of Flowers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Round Table Knight, Servant, Seven Knights Servant, Weak to Enuma Elish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Miyamoto Musash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宮本武蔵; 新免武蔵守藤原玄信</text:p>
          </table:table-cell>
          <table:table-cell office:value-type="string">
            <text:p>Flower of Tengen (天元の花, Tengen no Hana?), Shinmen Musashi no Kami Fujiwara no HarunobuBennosuke (弁之助), Niten Dōraku (二天道楽), Shinmen Takezō, DATA LOST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"The Old Man of the Mountain"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"山の翁"</text:p>
          </table:table-cell>
          <table:table-cell office:value-type="string">
            <text:p>King Hassan, First Hassan, Hassan-i Sabbah, Grand Assassin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Mysterious Heroine X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謎のヒロインＸ〔オルタ〕</text:p>
          </table:table-cell>
          <table:table-cell office:value-type="string">
            <text:p>MHX Alter, MHXA, Ecchan</text:p>
          </table:table-cell>
          <table:table-cell office:value-type="string">
            <text:p>Star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Hominidae Servant, Humanoid, King, Round Table Knight, Servant, Seven Knights Servant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James Moriarty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ジェームズ・モリアーティ</text:p>
          </table:table-cell>
          <table:table-cell office:value-type="string">
            <text:p>Archer of Shinjuku (新宿のアーチャー?), Professor Moriarty, The Napoléon of Crime, Sherlock Holmes Rival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EMIYA (Alter)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エミヤ〔オルタ〕</text:p>
          </table:table-cell>
          <table:table-cell office:value-type="string">
            <text:p>Emiya Shirou (衛宮士郎, Emiya Shirō?), Detroit Emiya, Demiya, Edgemiya, Edgy Emiya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Hessian Lobo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venger</text:p>
          </table:table-cell>
          <table:table-cell office:value-type="string">
            <text:p>ヘシアン・ロボ</text:p>
          </table:table-cell>
          <table:table-cell office:value-type="string">
            <text:p>Avenger of Shinjuku (新宿のアヴェンジャー?), Rider of Shinjuku (新宿のライダー?), King of Currumpaw (Wolf), Hesse, headless knight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Animal Characteristics Servant, Demonic Beast Servant, Fairy Tale Servant, Humanoid, Non-Hominidae Servant, Servant, Weak to Enuma Elish, Wild Beast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Yan Qing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燕青</text:p>
          </table:table-cell>
          <table:table-cell office:value-type="string">
            <text:p>Assassin of Shinjuku (新宿のアサシン?), Langzi (Wanderer / Prodigal), Ensei, Shinshin-san, Doppelgänger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Mount Liang, Servant, Seven Knights Servant, Weak to Enuma Elish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Arthur Pendragon (Prototype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アーサー・ペンドラゴン〔プロトタイプ〕</text:p>
          </table:table-cell>
          <table:table-cell office:value-type="string">
            <text:p>Knight of Sky Silver, Proto Saber, Red Dragon, King of Knights, King Arthur, Artorius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thur, Costume-Owning, Dragon, Hominidae Servant, Humanoid, King, Loved One, Riding, Round Table Knight, Servant, Seven Knights Servant, Weak to Enuma Elish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Hijikata Toshizō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土方歳三</text:p>
          </table:table-cell>
          <table:table-cell office:value-type="string">
            <text:p>Hijikata Toshizou, Demon of the Battlefield; Berserker of Bakumatsu Period; Vice Captain of Shinsengumi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hinsengumi Servant, Weak to Enuma Elish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Chach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茶々</text:p>
          </table:table-cell>
          <table:table-cell office:value-type="string">
            <text:p>Yodo-dono (淀殿?)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Servant, Seven Knights Servant, Weak to Enuma Elish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Meltrylli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メルトリリス</text:p>
          </table:table-cell>
          <table:table-cell office:value-type="string">
            <text:p>Meltlilith, Alter Ego S, Artemis, Lotan, Sarasvati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Goddess Servant, Humanoid, Immune to Pigify, Mechanical, Non-Hominidae Servant, Riding, Servant, Weak to Enuma Elish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Passionlip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パッションリップ</text:p>
          </table:table-cell>
          <table:table-cell office:value-type="string">
            <text:p>Alter Ego M, Parvati, Brynhildr, Durga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Goddess Servant, Humanoid, Immune to Pigify, Mechanical, Non-Hominidae Servant, Servant, Weak to Enuma Elish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Suzuka Goze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鈴鹿御前</text:p>
          </table:table-cell>
          <table:table-cell office:value-type="string">
            <text:p>Tate Eboshi, JK Saber</text:p>
          </table:table-cell>
          <table:table-cell office:value-type="string">
            <text:p>Sky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Oni, Riding, Servant, Seven Knights Servant, Weak to Enuma Elish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BB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Moon Cancer</text:p>
          </table:table-cell>
          <table:table-cell office:value-type="string">
            <text:p>ＢＢ</text:p>
          </table:table-cell>
          <table:table-cell office:value-type="string">
            <text:p>Mysterious Black Magus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Goddess Servant, Hominidae Servant, Humanoid, Immune to Pigify, Mechanical, Servant, Weak to Enuma Elish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Sesshōin Kiar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殺生院キアラ</text:p>
          </table:table-cell>
          <table:table-cell office:value-type="string">
            <text:p>Sessyoin Kiara, Sesshouin Kiara, Demonic Bodhisattva, Last Prophet, Beast III/R</text:p>
          </table:table-cell>
          <table:table-cell office:value-type="string">
            <text:p>Beast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Goddess Servant, Hominidae Servant, Humanoid, Servant, Weak to Enuma Elish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Scheherazad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シェヘラザード</text:p>
          </table:table-cell>
          <table:table-cell office:value-type="string">
            <text:p>Caster of Nightless City (不夜城のキャスター?), Shahrazad (Persian)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Wu Zetia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武則天</text:p>
          </table:table-cell>
          <table:table-cell office:value-type="string">
            <text:p>Assassin of Nightless City (不夜城のアサシン?), Fūyā-chan, Nite Brite, Bu Sokuten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King, Servant, Seven Knights Servant, Weak to Enuma Elish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Penthesile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ペンテシレイア</text:p>
          </table:table-cell>
          <table:table-cell office:value-type="string">
            <text:p>Berserker of El Dorado (エルドラドのバーサーカー?), Amazones CEO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King, Servant, Seven Knights Servant, Weak to Enuma Elish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Christopher Columbu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クリストファー・コロンブス</text:p>
          </table:table-cell>
          <table:table-cell office:value-type="string">
            <text:p>Rider of Resistance (レジスタンスのライダー?), Cristoforo Colombo, Cristóbal Colón, Cristóvão Colombo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Sherlock Holme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シャーロック・ホームズ</text:p>
          </table:table-cell>
          <table:table-cell office:value-type="string">
            <text:p>The One who Illuminates the Truth (真実を照らす者, Shinjitsu wo Terasu mono?), Holmes, Felp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Servant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Paul Bunyan</text:p>
          </table:table-cell>
          <table:table-cell office:value-type="string">
            <text:p>1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ポール・バニヤン</text:p>
          </table:table-cell>
          <table:table-cell office:value-type="string">
            <text:p>Berserker of Learning with Manga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Child Servant, Costume-Owning, Fairy Tale Servant, Giant, Hominidae Servant, Humanoid, Servant, Seven Knights Servant, Weak to Enuma Elish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Nero Claudius (Cas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ネロ・クラウディウス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King, Riding, Roman, Servant, Seven Knights Servant, Summer Mode Servant, Weak to Enuma Elish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Frankenstein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フランケンシュタイン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Hominidae Servant, Humanoid, Mechanical, Riding, Servant, Seven Knights Servant, Summer Mode Servant, Weak to Enuma Elish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Nitocris (Assassi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ニトクリス</text:p>
          </table:table-cell>
          <table:table-cell office:value-type="string">
            <text:p>Medjed (メジェド?)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King, Servant, Seven Knights Servant, Summer Mode Servant, Weak to Enuma Elish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Oda Nobunaga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織田信長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King, Nobunaga, Servant, Seven Knights Servant, Summer Mode Servant, Weak to Enuma Elish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Artoria Pendragon (Rider 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アルトリア・ペンドラゴン〔オルタ〕</text:p>
          </table:table-cell>
          <table:table-cell office:value-type="string">
            <text:p>Maid Alter, Demonic Chief Maid, King of Maids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hur, Artoria Face, Dragon, Hominidae Servant, Humanoid, King, Riding, Round Table Knight, Servant, Seven Knights Servant, Summer Mode Servant, Weak to Enuma Elish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Helena Blavatsky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エレナ・ブラヴァツキー</text:p>
          </table:table-cell>
          <table:table-cell office:value-type="string">
            <text:p>Elena Blavatsky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Minamoto no Raikō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源頼光</text:p>
          </table:table-cell>
          <table:table-cell office:value-type="string">
            <text:p>Minamoto no Yorimitsu, Minamoto no Raikou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Genji, Hominidae Servant, Humanoid, Riding, Servant, Seven Knights Servant, Summer Mode Servant, Weak to Enuma Elish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Ishtar (Rid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イシュタル</text:p>
          </table:table-cell>
          <table:table-cell office:value-type="string">
            <text:p>Inanna, Mistress of Heaven, Tohsaka Rin (遠坂凛, Tōsaka Rin?)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evitating Servant, Living Human, Pseudo-Servant, Riding, Servant, Seven Knights Servant, Summer Mode Servant, Weak to Enuma Elish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Parvat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パールヴァティー</text:p>
          </table:table-cell>
          <table:table-cell office:value-type="string">
            <text:p>Par, Pārvatī, Matou Sakura (間桐桜, Matō Sakura?), Goddess Uma (烏摩妃, Umahi?), Loka Mata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Female, Hominidae Servant, Humanoid, Immune to Pigify, Living Human, Pseudo-Servant, Servant, Seven Knights Servant, Weak to Enuma Elish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Tomoe Goze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巴御前</text:p>
          </table:table-cell>
          <table:table-cell office:value-type="string">
            <text:p>Archer Inferno (アーチャー・インフェルノ?)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Demonic, Genji, Hominidae Servant, Humanoid, Oni, Servant, Seven Knights Servant, Weak to Enuma Elish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Mochizuki Chiyom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望月千代女</text:p>
          </table:table-cell>
          <table:table-cell office:value-type="string">
            <text:p>Assassin Paraíso (アサシン・パライソ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Hōzōin Inshu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宝蔵院胤舜</text:p>
          </table:table-cell>
          <table:table-cell office:value-type="string">
            <text:p>Houzouin Inshun, Lancer Purgatorio (ランサー・プルガトリオ?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Male, Servant, Seven Knights Servant, Weak to Enuma Elish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Yagyū Munenori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柳生但馬守宗矩</text:p>
          </table:table-cell>
          <table:table-cell office:value-type="string">
            <text:p>Yagyuu Munenori, Ryūtan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enji, Hominidae Servant, Humanoid, Loved One, Riding, Servant, Seven Knights Servant, Weak to Enuma Elish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Katō Danzō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加藤段蔵</text:p>
          </table:table-cell>
          <table:table-cell office:value-type="string">
            <text:p>Katou Danzou, Katou "Black Kite" Danzo, Flying Katou (飛び加藤, ???? ???ō), Kite Katou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emale, Hominidae Servant, Humanoid, Mechanical, Servant, Seven Knights Servant, Weak to Enuma Elish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Osakabehim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ssassin</text:p>
          </table:table-cell>
          <table:table-cell office:value-type="string">
            <text:p>刑部姫</text:p>
          </table:table-cell>
          <table:table-cell office:value-type="string">
            <text:p>Okki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Mecha Eli-cha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メカエリチャン</text:p>
          </table:table-cell>
          <table:table-cell office:value-type="string">
            <text:p>Magus Aegis Elizabeth Channel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umanoid, Immune to Pigify, Mechanical, Non-Hominidae Servant, Servant, Threat to Humanity, Weak to Enuma Elish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Mecha Eli-chan Mk.II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メカエリチャンⅡ号機</text:p>
          </table:table-cell>
          <table:table-cell office:value-type="string">
            <text:p>Magus Aegis Elizabeth Channel II, MK.II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umanoid, Immune to Pigify, Mechanical, Non-Hominidae Servant, Servant, Threat to Humanity, Weak to Enuma Elish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Circ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キルケー</text:p>
          </table:table-cell>
          <table:table-cell office:value-type="string">
            <text:p>Caster of Okeanos (オケアノスのキャスター?), Falcon Witch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Argo-Related, Hominidae Servant, Humanoid, Levitating Servant, Servant, Seven Knights Servant, Weak to Enuma Elish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Nezh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哪吒</text:p>
          </table:table-cell>
          <table:table-cell office:value-type="string">
            <text:p>Nata, Nataku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umanoid, Levitating Servant, Mechanical, Non-Hominidae Servant, Servant, Seven Knights Servant, Weak to Enuma Elish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Queen of Sheba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シバの女王</text:p>
          </table:table-cell>
          <table:table-cell office:value-type="string">
            <text:p>Caster of Midrash (ミドラーシュのキャスター?), Bilqis, Makeda, Tituba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Weak to Enuma Elish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Abigail William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アビゲイル・ウィリアムズ</text:p>
          </table:table-cell>
          <table:table-cell office:value-type="string">
            <text:p>The Key to the Gate, Sut-Typhon, Yog-Sothoth, All-in-One, One-in-All, Abby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ivinity, Enuma Elish Nullification, Existence Outside the Domain, Hominidae Servant, Humanoid, Servant, Threat to Humanity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Ereshkigal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エレシュキガル</text:p>
          </table:table-cell>
          <table:table-cell office:value-type="string">
            <text:p>The Goddess of the Netherworld, Tohsaka Rin (遠坂凛, Tōsaka Rin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ivinity, Female, Hominidae Servant, Humanoid, Immune to Pigify, King, Pseudo-Servant, Servant, Seven Knights Servant, Weak to Enuma Elish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Altera the San(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アルテラ・ザ・サン〔タ〕</text:p>
          </table:table-cell>
          <table:table-cell office:value-type="string">
            <text:p>Attila Santa, Etzel, Santera</text:p>
          </table:table-cell>
          <table:table-cell office:value-type="string">
            <text:p>Star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Enuma Elish Nullification, Hominidae Servant, Humanoid, King, Riding, Servant, Seven Knights Servant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Katsushika Hokusa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葛飾北斎</text:p>
          </table:table-cell>
          <table:table-cell office:value-type="string">
            <text:p>Katsushika Oui (葛飾 応為, Katsushika Ōi?, Daughter); Tokitarō, Toto-sama, Extraterrestrial Octopus, Darusen, The Old Man Mad About Art Manji (画狂老人卍, Gakyō Rōjin Manji?, Last renamed name), Cthulhu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Semirami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セミラミス</text:p>
          </table:table-cell>
          <table:table-cell office:value-type="string">
            <text:p>Empress of Assyria (アッシリアの女帝, Asshiria no Jotei?)Assassin of Red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Servant, Seven Knights Servant, Weak to Enuma Elish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Asagami Fujino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浅上藤乃</text:p>
          </table:table-cell>
          <table:table-cell office:value-type="string">
            <text:p>Fujinon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Enuma Elish Nullification, Hominidae Servant, Humanoid, Living Human, Servant, Seven Knights Servant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Anastasi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アナスタシア</text:p>
          </table:table-cell>
          <table:table-cell office:value-type="string">
            <text:p>Anastasia Nikolaevna Romanova, Grand Duchess of Russia, Grand Duchess of the Beast Nation (獣国の皇女?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Atalanta (Alt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アタランテ〔オルタ〕</text:p>
          </table:table-cell>
          <table:table-cell office:value-type="string">
            <text:p>Nyalter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Argo-Related, Hominidae Servant, Humanoid, Servant, Seven Knights Servant, Weak to Enuma Elish, Wild Beast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Avicebron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アヴィケブロン</text:p>
          </table:table-cell>
          <table:table-cell office:value-type="string">
            <text:p>Golem Master (ゴーレムマスター, Gōremu Masutā?)Solomon ibn Gabirol, Caster of Black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Antonio Salieri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Avenger</text:p>
          </table:table-cell>
          <table:table-cell office:value-type="string">
            <text:p>アントニオ・サリエリ</text:p>
          </table:table-cell>
          <table:table-cell office:value-type="string">
            <text:p>Man in Grey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Servant, Weak to Enuma Elish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Ivan the Terribl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イヴァン雷帝</text:p>
          </table:table-cell>
          <table:table-cell office:value-type="string">
            <text:p>Ivan Vasilyevich; Ivan Grozny; Thunderous Emperor; Ivan IV; Ivan the Formidable; Ivan the Fearsome; Grand Prince of Moscow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Animal Characteristics Servant, Giant, Hominidae Servant, Humanoid, King, Riding, Servant, Seven Knights Servant, Weak to Enuma Elish, Wild Beast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Achille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アキレウス</text:p>
          </table:table-cell>
          <table:table-cell office:value-type="string">
            <text:p>The Swift Hero (駿足の英雄, Shunsoku no Eiyū?)Rider of Red, Achilleus, Akhilles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Divinity, Greek Mythology Male, Hominidae Servant, Humanoid, Loved One, Riding, Servant, Seven Knights Servant, Weak to Enuma Elish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Chir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ケイローン</text:p>
          </table:table-cell>
          <table:table-cell office:value-type="string">
            <text:p>Great Sage of Centaurs (ケンタウロスの大賢者, Kentaurosu no Dai Kenja?)Archer of Black, Kheiron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Divine Spirit, Divinity, Greek Mythology Male, Humanoid, Non-Hominidae Servant, Servant, Seven Knights Servant, Weak to Enuma Elish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Sieg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ジーク</text:p>
          </table:table-cell>
          <table:table-cell office:value-type="string">
            <text:p>Homunculus, Detached and Kind Dragon, Evil Dragon Fafnir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Dragon, Hominidae Servant, Humanoid, Servant, Seven Knights Servant, Weak to Enuma Elish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Okita Sōji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沖田総司〔オルタ〕; 魔人神・沖田総司</text:p>
          </table:table-cell>
          <table:table-cell office:value-type="string">
            <text:p>Majin Saber (魔人神セイバー?), Okita Souji (Alter), Majin - Okita Sōji, Devil Okita Sōji Alternative (魔人神・沖田総司オルタナティブ), 煉獄オルタ (Rengoku Alter?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Artoria Face, Costume-Owning, Hominidae Servant, Humanoid, Loved One, Servant, Shinsengumi Servant, Weak to Enuma Elish</text:p>
          </table:table-cell>
          <table:table-cell office:value-type="string">
            <text:p>QQABB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Okada Izō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岡田以蔵</text:p>
          </table:table-cell>
          <table:table-cell office:value-type="string">
            <text:p>Manslayer Izō (人斬り以蔵, Hitokiri Izō?), Okada Izou, Ghost of Tosa, Dā Oka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Male, Servant, Seven Knights Servant, Weak to Enuma Elish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Sakamoto Ryōm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坂本龍馬</text:p>
          </table:table-cell>
          <table:table-cell office:value-type="string">
            <text:p>Oryō (お竜?), Hero of Reformation (維新の英雄, Ishin no Eiyū?), Sakamoto Ryouma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Riding, Servant, Seven Knights Servant, Weak to Enuma Elish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Napoléon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ナポレオン</text:p>
          </table:table-cell>
          <table:table-cell office:value-type="string">
            <text:p>Man of Possibilities (可能性の男, Kanōsei no Otoko?)Napoléon Bonaparte (ナポレオン・ボナパルト), Napoléon I, Emperor of the French, King of Italy, Good Fellow of Everlasting Flame (消えぬ炎の快男児?)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King, Loved One, Servant, Seven Knights Servant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Sigurd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シグルド</text:p>
          </table:table-cell>
          <table:table-cell office:value-type="string">
            <text:p>Siegfried, King of Warriors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ostume-Owning, Divinity, Dragon, Hominidae Servant, Humanoid, Loved One, Riding, Servant, Seven Knights Servant, Weak to Enuma Elish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Valkyrie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ワルキューレ</text:p>
          </table:table-cell>
          <table:table-cell office:value-type="string">
            <text:p>Daughters of the Great God (大神の娘たち?), ヴァルキリー, Walküre, Ortlinde, Hildr, Thrúd (Þrúðr)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Levitating Servant, Non-Hominidae Servant, Servant, Seven Knights Servant, Valkyrie (Trait), Weak to Enuma Elish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Scáthach-Skað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スカサハ＝スカディ</text:p>
          </table:table-cell>
          <table:table-cell office:value-type="string">
            <text:p>スカサハ＝スカジ, Scathach=Skadi, Scáthach (Caster), Skadi, Queen of Ice and Snow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Immune to Pigify, King, Non-Hominidae Servant, Servant, Seven Knights Servant, Weak to Enuma Elish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Jeanne d'Arc (Arch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ジャンヌ・ダルク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Servant, Seven Knights Servant, Summer Mode Servant, Weak to Enuma Elish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Ibaraki Dōji (Lanc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茨木童子</text:p>
          </table:table-cell>
          <table:table-cell office:value-type="string">
            <text:p>Ibaraki-Douji (Lancer), Banana Oni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emonic, Humanoid, Non-Hominidae Servant, Oni, Servant, Seven Knights Servant, Summer Mode Servant, Weak to Enuma Elish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Ushiwakamaru (Assassi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牛若丸</text:p>
          </table:table-cell>
          <table:table-cell office:value-type="string">
            <text:p>Minamoto no Yoshitsune (源義経?)</text:p>
          </table:table-cell>
          <table:table-cell office:value-type="string">
            <text:p>Man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Fairy Tale Servant, Genji, Hominidae Servant, Humanoid, Loved One, Riding, Servant, Seven Knights Servant, Summer Mode Servant, Weak to Enuma Elish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Jeanne d'Arc (Berserker 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Berserker</text:p>
          </table:table-cell>
          <table:table-cell office:value-type="string">
            <text:p>ジャンヌ・ダルク〔オルタ〕</text:p>
          </table:table-cell>
          <table:table-cell office:value-type="string">
            <text:p>Summer Jalter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Servant, Seven Knights Servant, Summer Mode Servant, Weak to Enuma Elish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BB (Summ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ＢＢ</text:p>
          </table:table-cell>
          <table:table-cell office:value-type="string">
            <text:p>BB (SSR), BB (Pele), BB-thotep, Nyarlathotep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Existence Outside the Domain, Giant, Goddess Servant, Immune to Pigify, Mechanical, Non-Hominidae Servant, Servant, Summer Mode Servant, Super Large, Weak to Enuma Elish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Queen Medb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女王メイヴ</text:p>
          </table:table-cell>
          <table:table-cell office:value-type="string">
            <text:p>Medb (Saber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King, Riding, Servant, Seven Knights Servant, Summer Mode Servant, Weak to Enuma Elish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Mysterious Heroine XX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謎のヒロインＸＸ</text:p>
          </table:table-cell>
          <table:table-cell office:value-type="string">
            <text:p>MHXX, Mysterious Heroine X (Foreigner)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Existence Outside the Domain, Hominidae Servant, Humanoid, King, Loved One, Riding, Servant, Summer Mode Servant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Diarmuid Ua Duibhne (Saber)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ディルムッド・オディナ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Sitonai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lter Ego</text:p>
          </table:table-cell>
          <table:table-cell office:value-type="string">
            <text:p>シトナイ</text:p>
          </table:table-cell>
          <table:table-cell office:value-type="string">
            <text:p>Illyasviel von Einzbern, Freyja, Louhi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Divinity, Fairy Tale Servant, Hominidae Servant, Humanoid, Illya, Immune to Pigify, Pseudo-Servant, Servant, Weak to Enuma Elish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Shuten Dōji (Cas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酒呑童子</text:p>
          </table:table-cell>
          <table:table-cell office:value-type="string">
            <text:p>Magifender Girl Oni Cure (護法少女・鬼救阿, Gohō Shōjo Onikyua?), Dharmapala Girl Oni Cure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Divinity, Dragon, Female, Humanoid, Non-Hominidae Servant, Oni, Servant, Seven Knights Servant, Shuten Dōji (Trait), Weak to Enuma Elish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Xiang Yu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項羽</text:p>
          </table:table-cell>
          <table:table-cell office:value-type="string">
            <text:p>Kuaiji Zero, 西楚霸王, Xī Chǔ Bà Wáng, Kō U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Giant, Hominidae Servant, Humanoid, Mechanical, Servant, Seven Knights Servant, Weak to Enuma Elish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Lanling Wang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蘭陵王</text:p>
          </table:table-cell>
          <table:table-cell office:value-type="string">
            <text:p>Prince of Lan Ling, Lan Ling Wang, Ran-ryō Ō, Gao Changgong (高長恭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Loved One, Riding, Servant, Seven Knights Servant, Weak to Enuma Elish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Qin Liangyu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秦良玉</text:p>
          </table:table-cell>
          <table:table-cell office:value-type="string">
            <text:p>Shin Ryō-Gyoku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Shi Huang D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始皇帝</text:p>
          </table:table-cell>
          <table:table-cell office:value-type="string">
            <text:p>First Emperor, Qin Shi Huang (秦始皇?), Ying Zheng (嬴政?), Zheng, the King of Qin  (秦王政?), the Son of Heaven, Shikoutei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Unknown</text:p>
          </table:table-cell>
          <table:table-cell office:value-type="string">
            <text:p>Hominidae Servant, Humanoid, Immune to Pigify, King, Servant, Weak to Enuma Elish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Consort Yu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虞美人</text:p>
          </table:table-cell>
          <table:table-cell office:value-type="string">
            <text:p>Yu Mei-ren, Yu the Beauty, Akuta Hinako (芥ヒナコ?)Crimson Beauty Under the Moon (紅の月下美人?), Gubijin, Gucchan, Gussama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nsort Yu (Trait), Demonic, Humanoid, Immune to Pigify, Non-Hominidae Servant, Servant, Seven Knights Servant, Weak to Enuma Elish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Red Hare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Rider</text:p>
          </table:table-cell>
          <table:table-cell office:value-type="string">
            <text:p>赤兎馬</text:p>
          </table:table-cell>
          <table:table-cell office:value-type="string">
            <text:p>Sekitoba (セキトバ?)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nimal Characteristics Servant, Demonic Beast Servant, Humanoid, Loved One, Non-Hominidae Servant, Riding, Servant, Seven Knights Servant, Weak to Enuma Elish, Wild Beast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Bradamante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ブラダマンテ</text:p>
          </table:table-cell>
          <table:table-cell office:value-type="string">
            <text:p>Bradamant, Paladin of the White Feather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Seven Knights Servant, Weak to Enuma Elish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Quetzalcoatl (Samba/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ケツァル・コアトル〔サンバ／サンタ〕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ominidae Servant, Humanoid, Immune to Pigify, King, Servant, Weak to Enuma Elish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Beni-Enm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紅閻魔; 舌斬り雀の紅閻魔</text:p>
          </table:table-cell>
          <table:table-cell office:value-type="string">
            <text:p>Tongue-Cut Sparrow Benienma, Crimson Vermillion Beni-Enma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nimal Characteristics Servant, Child Servant, Fairy Tale Servant, Humanoid, Levitating Servant, Non-Hominidae Servant, Oni, Servant, Seven Knights Servant, Weak to Enuma Elish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Li Shuwen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Assassin</text:p>
          </table:table-cell>
          <table:table-cell office:value-type="string">
            <text:p>李書文</text:p>
          </table:table-cell>
          <table:table-cell office:value-type="string">
            <text:p>Royal Guard Chief (衛士長, Ēshi-chō?); Massage Expert (按摩の達人, Anma no Tatsujin?), Old Li, Security Guard (警備員, Kēbiin?), Captain of the Guard (NA), Li Shuwen of No Second Strike</text:p>
          </table:table-cell>
          <table:table-cell office:value-type="string">
            <text:p>Man</text:p>
          </table:table-cell>
          <table:table-cell office:value-type="string">
            <text:p>Neutral Evil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Miyu Edelfelt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美遊・エーデルフェルト; 朔月美遊</text:p>
          </table:table-cell>
          <table:table-cell office:value-type="string">
            <text:p>Sakatsuki Miyu (朔月美遊?), Emiya Miyu (衛宮美遊?), Child of God (神稚児, Kami Chigo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Living Human, Servant, Seven Knights Servant, Weak to Enuma Elish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Murasaki Shikibu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紫式部</text:p>
          </table:table-cell>
          <table:table-cell office:value-type="string">
            <text:p>Fujiwara no Kaoruko (藤原香子?), Lady Murasaki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Kingprote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キングプロテア</text:p>
          </table:table-cell>
          <table:table-cell office:value-type="string">
            <text:p>Alter Ego G, Tiamat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ivinity, Giant, Humanoid, Immune to Pigify, Mechanical, Non-Hominidae Servant, Servant, Super Large, Weak to Enuma Elish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Kam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カーマ</text:p>
          </table:table-cell>
          <table:table-cell office:value-type="string">
            <text:p>Kamadeva (カーマデーヴァ?), Matou Sakura (間桐桜, Matō Sakura?), Beast III/L</text:p>
          </table:table-cell>
          <table:table-cell office:value-type="string">
            <text:p>Sky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Pseudo-Servant, Riding, Servant, Seven Knights Servant, Weak to Enuma Elish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Sima Yi (Reines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司馬懿〔ライネス〕</text:p>
          </table:table-cell>
          <table:table-cell office:value-type="string">
            <text:p>Reines El-Melloi Archisorte (ライネス・エルメロイ・アーチゾルテ?), Sima Zhongda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Living Human, Pseudo-Servant, Riding, Servant, Seven Knights Servant, Weak to Enuma Elish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Astrae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uler</text:p>
          </table:table-cell>
          <table:table-cell office:value-type="string">
            <text:p>アストライア</text:p>
          </table:table-cell>
          <table:table-cell office:value-type="string">
            <text:p>Luviagelita Edelfelt (ルヴィアゼリッタ・エーデルフェルト?), Lady Justice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iving Human, Pseudo-Servant, Roman, Servant, Weak to Enuma Elish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Gray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グレイ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Hominidae Servant, Humanoid, Living Human, Round Table Knight, Servant, Seven Knights Servant, Weak to Enuma Elish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Jinako Carigir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Moon Cancer</text:p>
          </table:table-cell>
          <table:table-cell office:value-type="string">
            <text:p>大いなる石像神; ジナコ＝カリギリ</text:p>
          </table:table-cell>
          <table:table-cell office:value-type="string">
            <text:p>Ganesha (ガネーシャ?), Great Statue God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Living Human, Obstacle Maker, Pseudo-Servant, Riding, Servant, Weak to Enuma Elish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Lakshmibai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ラクシュミー・バーイー</text:p>
          </table:table-cell>
          <table:table-cell office:value-type="string">
            <text:p>Lakshmi Bai, Rani of Jhansi, Jeanne d'Arc of India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Artoria Face, Divinity, Hominidae Servant, Humanoid, Riding, Servant, Seven Knights Servant, Stout Defender, Weak to Enuma Elish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William Tell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ウィリアム・テル</text:p>
          </table:table-cell>
          <table:table-cell office:value-type="string">
            <text:p>Wilhelm Tell, Guillermo Tell, Guillaume Tell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Fairy Tale Servant, Hominidae Servant, Humanoid, Loved One, Servant, Seven Knights Servant, Weak to Enuma Elish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Arjuna (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アルジュナ〔オルタ〕</text:p>
          </table:table-cell>
          <table:table-cell office:value-type="string">
            <text:p>Deified Arjuna (神たるアルジュナ?), The Final Dark God (黒き最後の神?)</text:p>
          </table:table-cell>
          <table:table-cell office:value-type="string">
            <text:p>Sky</text:p>
          </table:table-cell>
          <table:table-cell office:value-type="string">
            <text:p>Lawful Good &amp; Evil</text:p>
          </table:table-cell>
          <table:table-cell office:value-type="string">
            <text:p>Male</text:p>
          </table:table-cell>
          <table:table-cell office:value-type="string">
            <text:p>Costume-Owning, Divine Spirit, Divinity, Hominidae Servant, Humanoid, Immune to Pigify, Levitating Servant, Servant, Seven Knights Servant, Weak to Enuma Elish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Aśvatthāman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アシュヴァッターマン</text:p>
          </table:table-cell>
          <table:table-cell office:value-type="string">
            <text:p>Aśvatthāmā, Ashwatthama, Drauni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Hominidae Servant, Humanoid, Immune to Pigify, Loved One, Servant, Seven Knights Servant, Weak to Enuma Elish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Asclepius</text:p>
          </table:table-cell>
          <table:table-cell office:value-type="string">
            <text:p>3-Star</text:p>
          </table:table-cell>
          <table:table-cell office:value-type="string">
            <text:p>Story-locked</text:p>
          </table:table-cell>
          <table:table-cell office:value-type="string">
            <text:p>Caster</text:p>
          </table:table-cell>
          <table:table-cell office:value-type="string">
            <text:p>アスクレピオス</text:p>
          </table:table-cell>
          <table:table-cell office:value-type="string">
            <text:p>God of Medicine, Hepius, Esculápio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rgo-Related, Costume-Owning, Divinity, Greek Mythology Male, Hominidae Servant, Humanoid, Servant, Seven Knights Servant, Weak to Enuma Elish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Demon King Nobunag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織田信長; 織田吉法師; 魔王信長</text:p>
          </table:table-cell>
          <table:table-cell office:value-type="string">
            <text:p>Oda Nobunaga (Avenger); Oda Kippōshi; Maou Nobunaga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King, Nobunaga, Servant, Weak to Enuma Elish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Mori Nagayoshi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森長可</text:p>
          </table:table-cell>
          <table:table-cell office:value-type="string">
            <text:p>Demon Musashi (鬼武蔵, Oni Musashi?), Mori-kun</text:p>
          </table:table-cell>
          <table:table-cell office:value-type="string">
            <text:p>Man</text:p>
          </table:table-cell>
          <table:table-cell office:value-type="string">
            <text:p>Chaotic Insane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Nagao Kagetor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長尾景虎</text:p>
          </table:table-cell>
          <table:table-cell office:value-type="string">
            <text:p>Uesugi Kenshin (上杉謙信?), Dragon of Echigo (越後の龍?), Lancer of Eight Flowers (八華のランサー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Riding, Servant, Seven Knights Servant, Weak to Enuma Elish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Leonardo Da Vinci (Rid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レオナルド・ダ・ヴィンチ</text:p>
          </table:table-cell>
          <table:table-cell office:value-type="string">
            <text:p>Da Vinci Lily, Loli Vinci, Gran Cavallo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hild Servant, Costume-Owning, Enuma Elish Nullification, Hominidae Servant, Humanoid, Riding, Servant, Seven Knights Servant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Jason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Saber</text:p>
          </table:table-cell>
          <table:table-cell office:value-type="string">
            <text:p>イアソン</text:p>
          </table:table-cell>
          <table:table-cell office:value-type="string">
            <text:p>Leader of the Argonauts (アルゴナウタイの長?), Hero Scout, Aeson, Jasão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Greek Mythology Male, Hominidae Servant, Humanoid, Loved One, Riding, Servant, Seven Knights Servant, Weak to Enuma Elish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Paris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Archer</text:p>
          </table:table-cell>
          <table:table-cell office:value-type="string">
            <text:p>パリ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Argo-Related, Child Servant, Greek Mythology Male, Hominidae Servant, Humanoid, Loved One, Servant, Seven Knights Servant, Weak to Enuma Elish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Gareth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Lancer</text:p>
          </table:table-cell>
          <table:table-cell office:value-type="string">
            <text:p>ガレス</text:p>
          </table:table-cell>
          <table:table-cell office:value-type="string">
            <text:p>Guerrehet, Beaumains (Beautiful Hands), Gareth the Gentle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Bartholomew Roberts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Rider</text:p>
          </table:table-cell>
          <table:table-cell office:value-type="string">
            <text:p>バーソロミュー・ロバーツ</text:p>
          </table:table-cell>
          <table:table-cell office:value-type="string">
            <text:p>Black Bart, Salazar?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Chen Gong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Caster</text:p>
          </table:table-cell>
          <table:table-cell office:value-type="string">
            <text:p>陳宮</text:p>
          </table:table-cell>
          <table:table-cell office:value-type="string">
            <text:p>Chén gōng, 公臺, Gongtai, Chinkyū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Male, Servant, Seven Knights Servant, Weak to Enuma Elish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Charlotte Corday</text:p>
          </table:table-cell>
          <table:table-cell office:value-type="string">
            <text:p>1-Star</text:p>
          </table:table-cell>
          <table:table-cell office:value-type="string">
            <text:p>Friend</text:p>
          </table:table-cell>
          <table:table-cell office:value-type="string">
            <text:p>Assassin</text:p>
          </table:table-cell>
          <table:table-cell office:value-type="string">
            <text:p>シャルロット・コルデー</text:p>
          </table:table-cell>
          <table:table-cell office:value-type="string">
            <text:p>Angel of Assassination (暗殺の天使, Ansatsu no Tenshi?), Marie-Anne Charlotte Corday d'Armont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Salome</text:p>
          </table:table-cell>
          <table:table-cell office:value-type="string">
            <text:p>2-Star</text:p>
          </table:table-cell>
          <table:table-cell office:value-type="string">
            <text:p>Friend</text:p>
          </table:table-cell>
          <table:table-cell office:value-type="string">
            <text:p>Berserker</text:p>
          </table:table-cell>
          <table:table-cell office:value-type="string">
            <text:p>サロメ</text:p>
          </table:table-cell>
          <table:table-cell office:value-type="string">
            <text:p>Salomé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Levitating Servant, Servant, Seven Knights Servant, Weak to Enuma Elish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Miyamoto Musashi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宮本武蔵; 新免武蔵守藤原玄信</text:p>
          </table:table-cell>
          <table:table-cell office:value-type="string">
            <text:p>Shinmen Musashi no Kami Fujiwara no HarunobuMiyamoto Iori (宮本伊織)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Riding, Servant, Seven Knights Servant, Summer Mode Servant, Weak to Enuma Elish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Osakabehime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刑部姫</text:p>
          </table:table-cell>
          <table:table-cell office:value-type="string">
            <text:p>Okki</text:p>
          </table:table-cell>
          <table:table-cell office:value-type="string">
            <text:p>Earth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Summer Mode Servant, Weak to Enuma Elish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Carmilla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カーミラ</text:p>
          </table:table-cell>
          <table:table-cell office:value-type="string">
            <text:p>Mistress C (ミストレス・Ｃ?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Katsushika Hokusai (Sab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葛飾北斎</text:p>
          </table:table-cell>
          <table:table-cell office:value-type="string">
            <text:p>Katsushika Oui (葛飾 応為, Katsushika Ōi?, Daughter); Tokitarō, Dragon-Crested Octopus, Darusen, The Old Man Mad About Art Manji (画狂老人卍, Gakyō Rōjin Manji?, Last renamed name)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Servant, Seven Knights Servant, Summer Mode Servant, Threat to Humanity, Weak to Enuma Elish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Artoria Pendragon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アルトリア･ペンドラゴン</text:p>
          </table:table-cell>
          <table:table-cell office:value-type="string">
            <text:p>Artoria Ruler, Bunny King, Summer Lion King</text:p>
          </table:table-cell>
          <table:table-cell office:value-type="string">
            <text:p>Sky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Animal Characteristics Servant, Arthur, Artoria Face, Dragon, Hominidae Servant, Humanoid, King, Round Table Knight, Servant, Summer Mode Servant, Weak to Enuma Elish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Mysterious Alter Ego Λ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謎のアルターエゴ・Λ; ラムダリリス</text:p>
          </table:table-cell>
          <table:table-cell office:value-type="string">
            <text:p>Mysterious Alter Ego Lambda, Lambdaryllis, Meltryllis (Lancer), Leviathan, Cruel Swim Tutu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emonic, Divinity, Dragon, Goddess Servant, Humanoid, Immune to Pigify, Mechanical, Non-Hominidae Servant, Riding, Servant, Seven Knights Servant, Summer Mode Servant, Weak to Enuma Elish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Okita J Sōj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オキタ・Ｊ・ソウジ, 沖田総司</text:p>
          </table:table-cell>
          <table:table-cell office:value-type="string">
            <text:p>Okita Jet Sōji, Okita Sōji (Assassin)</text:p>
          </table:table-cell>
          <table:table-cell office:value-type="string">
            <text:p>Man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Artoria Face, Existence Outside the Domain, Hominidae Servant, Humanoid, Servant, Seven Knights Servant, Shinsengumi Servant, Summer Mode Servant, Weak to Enuma Elish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Space Ishta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スペース・イシュタル</text:p>
          </table:table-cell>
          <table:table-cell office:value-type="string">
            <text:p>Ashtart, Ishtar, Ishtar-Ashtart, Ashtoreth, Ishtarin</text:p>
          </table:table-cell>
          <table:table-cell office:value-type="string">
            <text:p>Star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Enuma Elish Nullification, Humanoid, Immune to Pigify, Non-Hominidae Servant, Servant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Calamity Jan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カラミティ・ジェーン</text:p>
          </table:table-cell>
          <table:table-cell office:value-type="string">
            <text:p>Martha Jane Canary, Martha Jane Cannary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Astolfo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アストルフォ</text:p>
          </table:table-cell>
          <table:table-cell office:value-type="string">
            <text:p>Knight of Evaporated Sanity (理性蒸発の騎士, Risei Jōhatsu no Kishi?), Sailor Paladin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Animal Characteristics Servant, Feminine Looking, Hominidae Servant, Humanoid, Riding, Servant, Seven Knights Servant, Weak to Enuma Elish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Nightingale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rcher</text:p>
          </table:table-cell>
          <table:table-cell office:value-type="string">
            <text:p>ナイチンゲール</text:p>
          </table:table-cell>
          <table:table-cell office:value-type="string">
            <text:p>Angel of Crimea (クリミアの天使, Kurimia no Tenshi?)Florence Nightingale (フローレンス・ナイチンゲール), Mercédès, The White Cloth of Steel, The Lady with the Lamp.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Super Ori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超人オリオン</text:p>
          </table:table-cell>
          <table:table-cell office:value-type="string">
            <text:p>Orion, Superhuman Orion, Grand Archer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Divinity, Greek Mythology Male, Hominidae Servant, Humanoid, Loved One, Servant, Seven Knights Servant, Weak to Enuma Elish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Mandricardo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マンドリカルド</text:p>
          </table:table-cell>
          <table:table-cell office:value-type="string">
            <text:p>Rodomonte, My Friend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King, Loved One, Riding, Servant, Seven Knights Servant, Weak to Enuma Elish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Europ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エウロペ</text:p>
          </table:table-cell>
          <table:table-cell office:value-type="string">
            <text:p>Europe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Riding, Servant, Seven Knights Servant, Weak to Enuma Elish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Yang Guife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楊貴妃</text:p>
          </table:table-cell>
          <table:table-cell office:value-type="string">
            <text:p>Yang Yuhuan (楊玉環?), Cthugha, Youkihi, Yuyu, Taizhen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Sei Shōnag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清少納言</text:p>
          </table:table-cell>
          <table:table-cell office:value-type="string">
            <text:p>Sparkling Archer (キラキラのアーチャー?), Nagiko-san (なぎこさん?)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Odysseus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オデュッセウス</text:p>
          </table:table-cell>
          <table:table-cell office:value-type="string">
            <text:p>Ulysses, Vlixes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Greek Mythology Male, Hominidae Servant, Humanoid, King, Loved One, Riding, Servant, Seven Knights Servant, Weak to Enuma Elish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Dioscuri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ディオスクロイ</text:p>
          </table:table-cell>
          <table:table-cell office:value-type="string">
            <text:p>Dioskouroi, the Gemini Twins, Castor &amp; Pollux (カストロ &amp; ポルクス?)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Argo-Related, Divine Spirit, Divinity, Feminine Looking, Hominidae Servant, Humanoid, Immune to Pigify, Loved One, Riding, Servant, Seven Knights Servant, Weak to Enuma Elish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Caenis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カイニス</text:p>
          </table:table-cell>
          <table:table-cell office:value-type="string">
            <text:p>Caeneus, Poseidon's Proxy, Golden Caenis(黄金のカイニス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Unknown</text:p>
          </table:table-cell>
          <table:table-cell office:value-type="string">
            <text:p>Argo-Related, Caenis (Trait), Divine Spirit, Divinity, Feminine Looking, Humanoid, Immune to Pigify, King, Loved One, Non-Hominidae Servant, Servant, Seven Knights Servant, Weak to Enuma Elish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Romulus-Quirinu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ロムルス＝クィリヌス</text:p>
          </table:table-cell>
          <table:table-cell office:value-type="string">
            <text:p>Romulus, Quirinus, Romulus=Quirinus, The Divine Ancestor, King of Nation Building, Roma, Grand Lancer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Divine Spirit, Divinity, Humanoid, Immune to Pigify, Non-Hominidae Servant, Roman, Servant, Seven Knights Servant, Weak to Enuma Elish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Voyage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ボイジャー</text:p>
          </table:table-cell>
          <table:table-cell office:value-type="string">
            <text:p>Voyager 1, Little Prince, Pran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Child Servant, Enuma Elish Nullification, Existence Outside the Domain, Fairy Tale Servant, Humanoid, Levitating Servant, Non-Hominidae Servant, Servant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Kijyo Kōyō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鬼女紅葉</text:p>
          </table:table-cell>
          <table:table-cell office:value-type="string">
            <text:p>Momiji (紅葉?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emonic, Dragon, Humanoid, Non-Hominidae Servant, Oni, Servant, Seven Knights Servant, Weak to Enuma Elish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Utsumi Erice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宇津見エリセ</text:p>
          </table:table-cell>
          <table:table-cell office:value-type="string">
            <text:p>Erichi (エリち?), Grim Reaper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Child Servant, Divinity, Hominidae Servant, Humanoid, Living Human, Riding, Servant, Seven Knights Servant, Weak to Enuma Elish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Artoria Caste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アルトリア・キャスター</text:p>
          </table:table-cell>
          <table:table-cell office:value-type="string">
            <text:p>Altria Caster; Castoria; Artoria Avalon (アルトリア・アヴァロン?)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Caster (Trait), Artoria Face, Enuma Elish Nullification, Humanoid, Non-Hominidae Servant, Round Table Knight, Servant, Seven Knights Servant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Sesshōin Kiara (Moon C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殺生院キアラ</text:p>
          </table:table-cell>
          <table:table-cell office:value-type="string">
            <text:p>Yaobikuni (八百比丘尼?), Sessyoin Kiara, Sesshouin Kiara, Shen Kiara (蜃・キアラ?)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Goddess Servant, Humanoid, Non-Hominidae Servant, Servant, Summer Mode Servant, Weak to Enuma Elish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Illyasviel von Einzbern (Arch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イリヤスフィール・フォン・アインツベルン</text:p>
          </table:table-cell>
          <table:table-cell office:value-type="string">
            <text:p>Illya</text:p>
          </table:table-cell>
          <table:table-cell office:value-type="string">
            <text:p>Man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Child Servant, Hominidae Servant, Humanoid, Illya, Living Human, Servant, Seven Knights Servant, Summer Mode Servant, Weak to Enuma Elish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Brynhildr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ブリュンヒルデ</text:p>
          </table:table-cell>
          <table:table-cell office:value-type="string">
            <text:p>Brynhild (Brünnhilde), Sigrdrífa, Brunilda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Servant, Seven Knights Servant, Summer Mode Servant, Valkyrie (Trait), Weak to Enuma Elish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Consort Yu (Lanc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虞美人</text:p>
          </table:table-cell>
          <table:table-cell office:value-type="string">
            <text:p>Yu Mei-ren, Yu the Beauty, Akuta Hinako (芥ヒナコ?)Crimson Beauty Under the Moon (紅の月下美人?), Gubijin, Gucchan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nsort Yu (Trait), Demonic, Humanoid, Immune to Pigify, Non-Hominidae Servant, Servant, Seven Knights Servant, Summer Mode Servant, Weak to Enuma Elish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Abigail Williams (Summ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アビゲイル・ウィリアムズ〔夏〕</text:p>
          </table:table-cell>
          <table:table-cell office:value-type="string">
            <text:p>The Key to the Gate, Sut-Typhon, Yog-Sothoth, All-in-One, One-in-All, Abby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hild Servant, Divinity, Enuma Elish Nullification, Existence Outside the Domain, Hominidae Servant, Humanoid, Servant, Summer Mode Servant, Threat to Humanity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Tomoe Gozen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巴御前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emonic, Genji, Hominidae Servant, Humanoid, Oni, Riding, Servant, Seven Knights Servant, Summer Mode Servant, Weak to Enuma Elish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Murasaki Shikibu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紫式部</text:p>
          </table:table-cell>
          <table:table-cell office:value-type="string">
            <text:p>Fujiwara no Kaoruko (藤原香子?), Lady Murasaki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Summer Mode Servant, Weak to Enuma Elish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Himik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卑弥呼</text:p>
          </table:table-cell>
          <table:table-cell office:value-type="string">
            <text:p>Shingi Waō (親魏倭王?)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Weak to Enuma Elish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Saitō Hajim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斎藤一</text:p>
          </table:table-cell>
          <table:table-cell office:value-type="string">
            <text:p>Hajime-chan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Shinsengumi Servant, Weak to Enuma Elish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Oda Nobukatsu</text:p>
          </table:table-cell>
          <table:table-cell office:value-type="string">
            <text:p>1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織田信勝</text:p>
          </table:table-cell>
          <table:table-cell office:value-type="string">
            <text:p>Oda Nobuyuki, Kattsu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Hominidae Servant, Humanoid, Servant, Seven Knights Servant, Weak to Enuma Elish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Van Gog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ヴァン・ゴッホ</text:p>
          </table:table-cell>
          <table:table-cell office:value-type="string">
            <text:p>Vincent Van Gogh (ヴィンセント・ヴァン・ゴッホ?), Clytie (クリュティエ?), Clytie-Van Gogh (クリュティエ＝ヴァン・ゴッホ?), Vulthoom, Gsarthotegga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ivinity, Existence Outside the Domain, Hominidae Servant, Humanoid, Servant, Threat to Humanity, Weak to Enuma Elish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Nemo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ネモ</text:p>
          </table:table-cell>
          <table:table-cell office:value-type="string">
            <text:p>Captain Nemo, Captain, Prince, Nameless, Prince Dakkar, Triton</text:p>
          </table:table-cell>
          <table:table-cell office:value-type="string">
            <text:p>Sky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Argo-Related, Costume-Owning, Divine Spirit, Divinity, Greek Mythology Male, Hominidae Servant, Humanoid, Loved One, Riding, Servant, Seven Knights Servant, Weak to Enuma Elish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Ashiya Dōm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蘆屋道満</text:p>
          </table:table-cell>
          <table:table-cell office:value-type="string">
            <text:p>Dōma Hōshi (道摩法師?), Beautiful Carnivore, DOMAN, Manbo-chan, Limbo (リンボ?), Rakshasa King - Skull Eboshi Ashiya Dōman (羅刹王・髑髏烏帽子蘆屋道満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Unknown</text:p>
          </table:table-cell>
          <table:table-cell office:value-type="string">
            <text:p>Costume-Owning, Demonic, Divinity, Humanoid, Immune to Pigify, Non-Hominidae Servant, Servant, Weak to Enuma Elish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Watanabe no Tsun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渡辺綱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Genji, Hominidae Servant, Humanoid, Loved One, Riding, Servant, Seven Knights Servant, Weak to Enuma Elish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Ibuki Dō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伊吹童子</text:p>
          </table:table-cell>
          <table:table-cell office:value-type="string">
            <text:p>Shuten Dōji, Ibuki Douji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e Spirit, Divinity, Dragon, Giant, Goddess Servant, Immune to Pigify, Levitating Servant, Non-Hominidae Servant, Oni, Riding, Servant, Seven Knights Servant, Weak to Enuma Elish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Vritr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ヴリトラ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Demonic Beast Servant, Divine Spirit, Dragon, Humanoid, Immune to Pigify, Levitating Servant, Non-Hominidae Servant, Obstacle Maker, Servant, Seven Knights Servant, Weak to Enuma Elish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Karna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カルナ〔サンタ〕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Servant, Seven Knights Servant, Weak to Enuma Elish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Senji Muramas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千子村正</text:p>
          </table:table-cell>
          <table:table-cell office:value-type="string">
            <text:p>Sengo Muramasa, Emiya Shirō (衛宮士郎, Emiya Shirō?)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Male</text:p>
          </table:table-cell>
          <table:table-cell office:value-type="string">
            <text:p>Hominidae Servant, Humanoid, Living Human, Pseudo-Servant, Servant, Seven Knights Servant, Weak to Enuma Elish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Taira no Kagekiy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平景清</text:p>
          </table:table-cell>
          <table:table-cell office:value-type="string">
            <text:p>Kurō Hōgan Yoshitsune (九郎判官義経?), Minamoto no Yoshitsune (源義経?)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Unknown</text:p>
          </table:table-cell>
          <table:table-cell office:value-type="string">
            <text:p>Feminine Looking, Genji, Hominidae Servant, Humanoid, Loved One, Servant, Weak to Enuma Elish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Kiichi Hōge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鬼一法眼</text:p>
          </table:table-cell>
          <table:table-cell office:value-type="string">
            <text:p>Kiichi Hougen, Oniichi Hōgen, Sōjōbō, Soujoubou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Unknown</text:p>
          </table:table-cell>
          <table:table-cell office:value-type="string">
            <text:p>Demonic, Feminine Looking, Humanoid, Immune to Pigify, Non-Hominidae Servant, Servant, Seven Knights Servant, Weak to Enuma Elish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Amor (Caren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アムール〔カレン〕; アムール; カレン・C・オルテンシア; ゴッドカレン; デビルカレン</text:p>
          </table:table-cell>
          <table:table-cell office:value-type="string">
            <text:p>Caren C. Hortensia, Amor, God Caren, Devil Caren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Costume-Owning, Divinity, Hominidae Servant, Humanoid, Immune to Pigify, Living Human, Pseudo-Servant, Roman, Servant, Weak to Enuma Elish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Galatea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Berserker</text:p>
          </table:table-cell>
          <table:table-cell office:value-type="string">
            <text:p>ガラテア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umanoid, Mechanical, Non-Hominidae Servant, Servant, Seven Knights Servant, Weak to Enuma Elish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Miss Cra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ミス・クレーン</text:p>
          </table:table-cell>
          <table:table-cell office:value-type="string">
            <text:p>Tsurume-no-Kimi (鶴女の君?)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Fairy Tale Servant, Humanoid, Non-Hominidae Servant, Servant, Seven Knights Servant, Weak to Enuma Elish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Mysterious Idol X (Alt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Foreigner</text:p>
          </table:table-cell>
          <table:table-cell office:value-type="string">
            <text:p>謎のアイドルＸ〔オルタ〕</text:p>
          </table:table-cell>
          <table:table-cell office:value-type="string">
            <text:p>MIXA, Ex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Face, Dragon, Enuma Elish Nullification, Existence Outside the Domain, Hominidae Servant, Humanoid, King, Round Table Knight, Servant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Morg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モルガン</text:p>
          </table:table-cell>
          <table:table-cell office:value-type="string">
            <text:p>Morgana le Fae (モルガン・ル・フェ?), Morgan le Fay, Vivian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rtoria Face, Costume-Owning, Fae, Humanoid, King, Non-Hominidae Servant, Servant, Seven Knights Servant, Weak to Enuma Elish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Barghest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Saber</text:p>
          </table:table-cell>
          <table:table-cell office:value-type="string">
            <text:p>妖精騎士ガウェイン; バーゲスト</text:p>
          </table:table-cell>
          <table:table-cell office:value-type="string">
            <text:p>Tam Lin Gawain (NA), Faerie Knight Gawain, Bage-ko (バゲ子?), Demon Hound Barghest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Fae, Humanoid, Loved One, Non-Hominidae Servant, Servant, Seven Knights Servant, Weak to Enuma Elish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Baobhan Sith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Archer</text:p>
          </table:table-cell>
          <table:table-cell office:value-type="string">
            <text:p>妖精騎士トリスタン; バーヴァン・シー</text:p>
          </table:table-cell>
          <table:table-cell office:value-type="string">
            <text:p>Tam Lin Tristan (NA), Faerie Knight Tristan, Lady Spinel, Baa'van see, Tori-ko (トリ子）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Fae, Humanoid, Non-Hominidae Servant, Riding, Servant, Seven Knights Servant, Weak to Enuma Elish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élusi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妖精騎士ランスロット; メリュジーヌ</text:p>
          </table:table-cell>
          <table:table-cell office:value-type="string">
            <text:p>Tam Lin Lancelot (NA), Faerie Knight Lancelot, Albion (アルビオン?), Albion's Remnant, Melu-ko (メリュ子?)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 Beast Servant, Dragon, Enuma Elish Nullification, Fae, Fairy Tale Servant, Humanoid, Immune to Pigify, Loved One, Non-Hominidae Servant, Servant, Seven Knights Servant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Percival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Lancer</text:p>
          </table:table-cell>
          <table:table-cell office:value-type="string">
            <text:p>パーシヴァル</text:p>
          </table:table-cell>
          <table:table-cell office:value-type="string">
            <text:p>Holy Knight of the Dove (白鳩の聖なる騎士?)Percival of the White Light, Percival the Mighty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Round Table Knight, Servant, Seven Knights Servant, Weak to Enuma Elish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Koyanskaya of Ligh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光のコヤンスカヤ</text:p>
          </table:table-cell>
          <table:table-cell office:value-type="string">
            <text:p>Tamamo Vitch Koyanskaya (タマモヴィッチ・コヤンスカヤ?), Beast of Cherishment, Beast IV: L, Yaskaya (ヤースカヤ?)</text:p>
          </table:table-cell>
          <table:table-cell office:value-type="string">
            <text:p>Beast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ity, Humanoid, Non-Hominidae Servant, Riding, Servant, Seven Knights Servant, Weak to Enuma Elish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Habetrot</text:p>
          </table:table-cell>
          <table:table-cell office:value-type="string">
            <text:p>4-Star</text:p>
          </table:table-cell>
          <table:table-cell office:value-type="string">
            <text:p>Friend</text:p>
          </table:table-cell>
          <table:table-cell office:value-type="string">
            <text:p>Rider</text:p>
          </table:table-cell>
          <table:table-cell office:value-type="string">
            <text:p>ハベトロット</text:p>
          </table:table-cell>
          <table:table-cell office:value-type="string">
            <text:p>Habenyan, Habbycat, Habemeow, Totorot (トトロット, Totorotto?); The First Tam Lin (最初の妖精騎士?)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Fae, Fairy Tale Servant, Humanoid, Levitating Servant, Loved One, Non-Hominidae Servant, Riding, Servant, Seven Knights Servant, Weak to Enuma Elish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Ober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オベロン</text:p>
          </table:table-cell>
          <table:table-cell office:value-type="string">
            <text:p>Faerie King (妖精王?);Oberon Vortigern (オベロン・ヴォーティガーン?);Insect of the Abyss (奈落の虫?); Abyssal Worm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Costume-Owning, Dragon, Enuma Elish Nullification, Fae, Humanoid, King, Non-Hominidae Servant, Riding, Servant, Threat to Humanity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Okita Sōji (Saber Alt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沖田総司〔オルタ〕; 魔人神・沖田総司</text:p>
          </table:table-cell>
          <table:table-cell office:value-type="string">
            <text:p>Rengoku (煉獄?), Majin - Okita Sōji, Okita Souji Alter (Saber), Majin Saber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Artoria Face, Feminine Looking, Hominidae Servant, Humanoid, Servant, Seven Knights Servant, Shinsengumi Servant, Summer Mode Servant, Weak to Enuma Elish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Anastasia &amp; Viy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アナスタシア＆ヴィイ</text:p>
          </table:table-cell>
          <table:table-cell office:value-type="string">
            <text:p>Anastasia (Archer)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Charlotte Corday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シャルロット・コルデー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Leonardo Da Vinci (Ruler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レオナルド・ダ・ヴィンチ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hild Servant, Enuma Elish Nullification, Hominidae Servant, Humanoid, Riding, Servant, Summer Mode Servant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Kama (Aveng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カーマ</text:p>
          </table:table-cell>
          <table:table-cell office:value-type="string">
            <text:p>Mara (マーラ?)</text:p>
          </table:table-cell>
          <table:table-cell office:value-type="string">
            <text:p>Sky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emonic, Divinity, Hominidae Servant, Humanoid, Immune to Pigify, Pseudo-Servant, Riding, Servant, Summer Mode Servant, Weak to Enuma Elish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Caenis (Rid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カイニ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Summer</text:p>
          </table:table-cell>
          <table:table-cell office:value-type="string">
            <text:p>Unknown</text:p>
          </table:table-cell>
          <table:table-cell office:value-type="string">
            <text:p>Argo-Related, Caenis (Trait), Divine Spirit, Divinity, Feminine Looking, Humanoid, Immune to Pigify, King, Loved One, Non-Hominidae Servant, Riding, Servant, Seven Knights Servant, Summer Mode Servant, Weak to Enuma Elish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Sei Shōnagon (Berserk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清少納言</text:p>
          </table:table-cell>
          <table:table-cell office:value-type="string">
            <text:p>Nagiko-san (なぎこさん?)</text:p>
          </table:table-cell>
          <table:table-cell office:value-type="string">
            <text:p>Man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Summer Mode Servant, Weak to Enuma Elish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Jacques de Molay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ジャック・ド・モレー</text:p>
          </table:table-cell>
          <table:table-cell office:value-type="string">
            <text:p>Shub-Niggurath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Divinity, Existence Outside the Domain, Hominidae Servant, Humanoid, Servant, Threat to Humanity, Weak to Enuma Elish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Zenobia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ゼノビア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King, Loved One, Riding, Servant, Seven Knights Servant, Weak to Enuma Elish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Elizabeth Báthory (Cinderell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ider</text:p>
          </table:table-cell>
          <table:table-cell office:value-type="string">
            <text:p>エリザベート・バートリー〔シンデレラ〕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ragon, Fairy Tale Servant, Hominidae Servant, Humanoid, Riding, Servant, Seven Knights Servant, Weak to Enuma Elish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Izumo no Okun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出雲阿国</text:p>
          </table:table-cell>
          <table:table-cell office:value-type="string">
            <text:p>Zan Zaburō (斬ザブロー?), Izumo-no-Okuni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umanoid, Servant, Seven Knights Servant, Weak to Enuma Elish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Mysterious Ranmaru X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venger</text:p>
          </table:table-cell>
          <table:table-cell office:value-type="string">
            <text:p>謎の蘭丸Ｘ</text:p>
          </table:table-cell>
          <table:table-cell office:value-type="string">
            <text:p>Mori Ranmaru (森蘭丸?), Mori Naritoshi (森成利?)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Unknown</text:p>
          </table:table-cell>
          <table:table-cell office:value-type="string">
            <text:p>Enuma Elish Nullification, Existence Outside the Domain, Feminine Looking, Humanoid, Levitating Servant, Servant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Sakamoto Ryōma (Lanc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坂本龍馬</text:p>
          </table:table-cell>
          <table:table-cell office:value-type="string">
            <text:p>Oryō (お竜?), Sakamoto Ryouma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Martha (Santa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Caster</text:p>
          </table:table-cell>
          <table:table-cell office:value-type="string">
            <text:p>マルタ〔サンタ〕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iding, Servant, Seven Knights Servant, Weak to Enuma Elish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Tai Gong Wang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太公望</text:p>
          </table:table-cell>
          <table:table-cell office:value-type="string">
            <text:p>Grand Duke Wang, Taikōbō, Jiang Ziya (姜子牙?)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Immune to Pigify, Loved One, Riding, Servant, Seven Knights Servant, Weak to Enuma Elish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Dobrynya Nikitich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ドブルイニャ・ニキチッチ</text:p>
          </table:table-cell>
          <table:table-cell office:value-type="string">
            <text:p>Добрыня Никитич</text:p>
          </table:table-cell>
          <table:table-cell office:value-type="string">
            <text:p>Earth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ragon, Humanoid, Loved One, Non-Hominidae Servant, Riding, Servant, Seven Knights Servant, Weak to Enuma Elish, Wild Beast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Koyanskaya of Darknes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闇のコヤンスカヤ</text:p>
          </table:table-cell>
          <table:table-cell office:value-type="string">
            <text:p>Tamamo Vitch Koyanskaya (タマモヴィッチ・コヤンスカヤ?), Beast of Cherishment, Beast IV: L, Yaskaya (ヤースカヤ?)</text:p>
          </table:table-cell>
          <table:table-cell office:value-type="string">
            <text:p>Beast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Demonic Beast Servant, Divinity, Existence Outside the Domain, Humanoid, Non-Hominidae Servant, Servant, Weak to Enuma Elish, Wild Beast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Hephaestio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Pretender</text:p>
          </table:table-cell>
          <table:table-cell office:value-type="string">
            <text:p>ヘファイスティオン</text:p>
          </table:table-cell>
          <table:table-cell office:value-type="string">
            <text:p>Iskandar's Shadow (イスカンダルの影武者?), Faker (フェイカー?), Hephaestion's sister, Hephaestion Mnēmosynē (ヘファイスティオン・ムネーモシュネー?)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Servant, Weak to Enuma Elish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Manannán mac Lir (Bazett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マナナン・マク・リール〔バゼット〕; バゼット・フラガ・マクレミッツ; マナナン・マク・リール</text:p>
          </table:table-cell>
          <table:table-cell office:value-type="string">
            <text:p>Bazett Fraga McRemitz, Bazenan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Immune to Pigify, King, Living Human, Pseudo-Servant, Riding, Servant, Weak to Enuma Elish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Trung Sister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徴姉妹</text:p>
          </table:table-cell>
          <table:table-cell office:value-type="string">
            <text:p>Hai Ba Trung, Hai Bà Trưng, Trưng Trắc, Trưng Nhị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King, Riding, Servant, Seven Knights Servant, Stout Defender, Weak to Enuma Elish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Taisui Xingjun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lter Ego</text:p>
          </table:table-cell>
          <table:table-cell office:value-type="string">
            <text:p>太歳星君</text:p>
          </table:table-cell>
          <table:table-cell office:value-type="string">
            <text:p>Taisai Seikun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Child Servant, Demonic, Divinity, Humanoid, Immune to Pigify, Non-Hominidae Servant, Servant, Weak to Enuma Elish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Super Buny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スーパーバニヤン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Fairy Tale Servant, Giant, Hominidae Servant, Humanoid, Servant, Weak to Enuma Elish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Daikokuten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大黒天</text:p>
          </table:table-cell>
          <table:table-cell office:value-type="string">
            <text:p>Caster of Learning with Manga</text:p>
          </table:table-cell>
          <table:table-cell office:value-type="string">
            <text:p>Sky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ity, Fairy Tale Servant, Humanoid, Non-Hominidae Servant, Servant, Seven Knights Servant, Weak to Enuma Elish, Wild Beast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Mary Anning</text:p>
          </table:table-cell>
          <table:table-cell office:value-type="string">
            <text:p>1-Star</text:p>
          </table:table-cell>
          <table:table-cell office:value-type="string">
            <text:p>Event-Obtain</text:p>
          </table:table-cell>
          <table:table-cell office:value-type="string">
            <text:p>Lancer</text:p>
          </table:table-cell>
          <table:table-cell office:value-type="string">
            <text:p>メアリー・アニング</text:p>
          </table:table-cell>
          <table:table-cell office:value-type="string">
            <text:p>Lancer of Learning with Manga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Constantine X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コンスタンティノス11世</text:p>
          </table:table-cell>
          <table:table-cell office:value-type="string">
            <text:p>Constantine XI Dragases Palaiologos (コンスタンティノス11世パレオロゴス・ドラガセス?), Michael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King, Riding, Roman, Servant, Seven Knights Servant, Stout Defender, Weak to Enuma Elish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Charlemagne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シャルルマーニュ</text:p>
          </table:table-cell>
          <table:table-cell office:value-type="string">
            <text:p>Charles the Great (カール大帝?)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Enuma Elish Nullification, Hominidae Servant, Humanoid, King, Loved One, Riding, Roman, Servant, Seven Knights Servant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Roland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Saber</text:p>
          </table:table-cell>
          <table:table-cell office:value-type="string">
            <text:p>ローラン</text:p>
          </table:table-cell>
          <table:table-cell office:value-type="string">
            <text:p>Orlando (オルランド?)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Loved One, Riding, Servant, Seven Knights Servant, Weak to Enuma Elish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Kriemhild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クリームヒルト</text:p>
          </table:table-cell>
          <table:table-cell office:value-type="string">
            <text:p>Guðrún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James Moriarty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ジェームズ・モリアーティ</text:p>
          </table:table-cell>
          <table:table-cell office:value-type="string">
            <text:p>Young Moriarty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Male</text:p>
          </table:table-cell>
          <table:table-cell office:value-type="string">
            <text:p>Hominidae Servant, Humanoid, Servant, Weak to Enuma Elish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Don Quixote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ドン・キホーテ</text:p>
          </table:table-cell>
          <table:table-cell office:value-type="string">
            <text:p>Sancho Panza (サンチョ・パンサ?)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nimal Characteristics Servant, Hominidae Servant, Humanoid, Loved One, Riding, Servant, Seven Knights Servant, Weak to Enuma Elish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Zhang Jue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Caster</text:p>
          </table:table-cell>
          <table:table-cell office:value-type="string">
            <text:p>張角</text:p>
          </table:table-cell>
          <table:table-cell office:value-type="string">
            <text:p>Zhang Jiao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Kyokutei Bak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曲亭馬琴</text:p>
          </table:table-cell>
          <table:table-cell office:value-type="string">
            <text:p>Takizawa Bakin (滝沢馬琴?), Tokimura Michi (土岐村路?), Fusehime (伏姫?), Yatsufusa (八房?)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Seven Knights Servant, Weak to Enuma Elish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Minamoto no Tametomo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源為朝</text:p>
          </table:table-cell>
          <table:table-cell office:value-type="string">
            <text:p>Chinzei Hachirō (鎮西八郎?)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Male</text:p>
          </table:table-cell>
          <table:table-cell office:value-type="string">
            <text:p>Genji, Humanoid, Immune to Pigify, Loved One, Mechanical, Non-Hominidae Servant, Servant, Seven Knights Servant, Weak to Enuma Elish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Archetype: Earth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Moon Cancer</text:p>
          </table:table-cell>
          <table:table-cell office:value-type="string">
            <text:p>アーキタイプ：アース; アルクェイド・ブリュンスタッド</text:p>
          </table:table-cell>
          <table:table-cell office:value-type="string">
            <text:p>Arcueid Brunestud</text:p>
          </table:table-cell>
          <table:table-cell office:value-type="string">
            <text:p>Star</text:p>
          </table:table-cell>
          <table:table-cell office:value-type="string">
            <text:p>Female</text:p>
          </table:table-cell>
          <table:table-cell office:value-type="string">
            <text:p>Enuma Elish Nullification, Humanoid, Immune to Pigify, Non-Hominidae Servant, Servant</text:p>
          </table:table-cell>
          <table:table-cell office:value-type="string">
            <text:p>QAABB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Xu Fu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lter Ego</text:p>
          </table:table-cell>
          <table:table-cell office:value-type="string">
            <text:p>徐福</text:p>
          </table:table-cell>
          <table:table-cell office:value-type="string">
            <text:p>Jofuku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Weak to Enuma Elish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Lady Avalo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レディ・アヴァロン</text:p>
          </table:table-cell>
          <table:table-cell office:value-type="string">
            <text:p>LA, Merlin (Prototype)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Hominidae Servant, Humanoid, Round Table Knight, Servant, Summer Mode Servant, Weak to Enuma Elish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Gareth (Sab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ガレ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Hominidae Servant, Humanoid, Loved One, Riding, Round Table Knight, Servant, Seven Knights Servant, Summer Mode Servant, Weak to Enuma Elish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Ibuki Dōji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伊吹童子</text:p>
          </table:table-cell>
          <table:table-cell office:value-type="string">
            <text:p>-</text:p>
          </table:table-cell>
          <table:table-cell office:value-type="string">
            <text:p>Sky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Animal Characteristics Servant, Costume-Owning, Demonic, Demonic Beast Servant, Divine Spirit, Divinity, Dragon, Giant, Goddess Servant, Immune to Pigify, Levitating Servant, Non-Hominidae Servant, Oni, Servant, Seven Knights Servant, Summer Mode Servant, Weak to Enuma Elish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Utsumi Erice (Aveng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宇津見エリセ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Child Servant, Divinity, Hominidae Servant, Humanoid, Living Human, Riding, Servant, Summer Mode Servant, Weak to Enuma Elish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Scáthach-Skaði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スカサハ＝スカディ</text:p>
          </table:table-cell>
          <table:table-cell office:value-type="string">
            <text:p>Skadi (Summer)</text:p>
          </table:table-cell>
          <table:table-cell office:value-type="string">
            <text:p>Sky</text:p>
          </table:table-cell>
          <table:table-cell office:value-type="string">
            <text:p>Chaotic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Immune to Pigify, King, Non-Hominidae Servant, Servant, Summer Mode Servant, Weak to Enuma Elish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Wu Zetian (Cast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武則天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Hominidae Servant, Humanoid, King, Servant, Seven Knights Servant, Summer Mode Servant, Weak to Enuma Elish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Thrúd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スルーズ; リンド</text:p>
          </table:table-cell>
          <table:table-cell office:value-type="string">
            <text:p>Rindr</text:p>
          </table:table-cell>
          <table:table-cell office:value-type="string">
            <text:p>Sky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Hildr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ヒルド; エルルーン</text:p>
          </table:table-cell>
          <table:table-cell office:value-type="string">
            <text:p>Ölrún</text:p>
          </table:table-cell>
          <table:table-cell office:value-type="string">
            <text:p>Sky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Ortlinde (Assassin)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Assassin</text:p>
          </table:table-cell>
          <table:table-cell office:value-type="string">
            <text:p>オルトリンデ; ゲイルスケグル</text:p>
          </table:table-cell>
          <table:table-cell office:value-type="string">
            <text:p>Geirskögul</text:p>
          </table:table-cell>
          <table:table-cell office:value-type="string">
            <text:p>Sky</text:p>
          </table:table-cell>
          <table:table-cell office:value-type="string">
            <text:p>Lawful Summer</text:p>
          </table:table-cell>
          <table:table-cell office:value-type="string">
            <text:p>Female</text:p>
          </table:table-cell>
          <table:table-cell office:value-type="string">
            <text:p>Costume-Owning, Divine Spirit, Divinity, Humanoid, Levitating Servant, Non-Hominidae Servant, Servant, Seven Knights Servant, Summer Mode Servant, Valkyrie (Trait), Weak to Enuma Elish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Sen no Rikyū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千利休</text:p>
          </table:table-cell>
          <table:table-cell office:value-type="string">
            <text:p>Rikyū-san (利休さん?); Komahime (駒姫?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Hominidae Servant, Humanoid, Levitating Servant, Servant, Seven Knights Servant, Weak to Enuma Elish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Yamanami Keisuke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山南敬助</text:p>
          </table:table-cell>
          <table:table-cell office:value-type="string">
            <text:p>Sannan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Hominidae Servant, Humanoid, Riding, Servant, Seven Knights Servant, Shinsengumi Servant, Weak to Enuma Elish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Iyo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Ruler</text:p>
          </table:table-cell>
          <table:table-cell office:value-type="string">
            <text:p>壱与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Female</text:p>
          </table:table-cell>
          <table:table-cell office:value-type="string">
            <text:p>Costume-Owning, Hominidae Servant, Humanoid, King, Servant, Weak to Enuma Elish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Huyan Zhu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呼延灼</text:p>
          </table:table-cell>
          <table:table-cell office:value-type="string">
            <text:p>Assassin of Mt. Liang (梁山泊のアサシン?), Koen Shaku, Double-Clubs, Heavenly Force Star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, Hominidae Servant, Humanoid, Loved One, Mount Liang, Riding, Servant, Seven Knights Servant, Weak to Enuma Elish, Wild Beast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Huang Feihu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Rider</text:p>
          </table:table-cell>
          <table:table-cell office:value-type="string">
            <text:p>黄飛虎</text:p>
          </table:table-cell>
          <table:table-cell office:value-type="string">
            <text:p>Kou Hiko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Riding, Servant, Seven Knights Servant, Weak to Enuma Elish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Nine-Tattoo Dragon Eliz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Pretender</text:p>
          </table:table-cell>
          <table:table-cell office:value-type="string">
            <text:p>九紋竜エリザ</text:p>
          </table:table-cell>
          <table:table-cell office:value-type="string">
            <text:p>Nine-Tattoo Dragon Shi Jin (九紋龍史進?)</text:p>
          </table:table-cell>
          <table:table-cell office:value-type="string">
            <text:p>Man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Child Servant, Dragon, Hominidae Servant, Humanoid, Loved One, Mount Liang, Servant, Weak to Enuma Elish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Britomar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Lancer</text:p>
          </table:table-cell>
          <table:table-cell office:value-type="string">
            <text:p>ブリトマート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Fae, Loved One, Non-Hominidae Servant, Servant, Seven Knights Servant, Weak to Enuma Elish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Grigori Rasput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グレゴリー・ラスプーチン; 言峰神父; 言峰綺礼</text:p>
          </table:table-cell>
          <table:table-cell office:value-type="string">
            <text:p>Father Kotomine, Kotomine Kirei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Dragon, Hominidae Servant, Humanoid, Moon, Pseudo-Servant, Servant, Weak to Enuma Elish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Nitocris (Alter)</text:p>
          </table:table-cell>
          <table:table-cell office:value-type="string">
            <text:p>5-Star</text:p>
          </table:table-cell>
          <table:table-cell office:value-type="string">
            <text:p>Non-Limited</text:p>
          </table:table-cell>
          <table:table-cell office:value-type="string">
            <text:p>Avenger</text:p>
          </table:table-cell>
          <table:table-cell office:value-type="string">
            <text:p>ニトクリス〔オルタ〕</text:p>
          </table:table-cell>
          <table:table-cell office:value-type="string">
            <text:p>Nitocris—Anubis</text:p>
          </table:table-cell>
          <table:table-cell office:value-type="string">
            <text:p>Sky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ivine Spirit, Divinity, Hominidae Servant, Humanoid, King, Levitating Servant, Servant, Weak to Enuma Elish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Tezcatlipoc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テスカトリポカ</text:p>
          </table:table-cell>
          <table:table-cell office:value-type="string">
            <text:p>Smoking Mirror, Black Tezcatlipoca, Red Tezcatlipoca, Grand Assassin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Costume-Owning, Divine Spirit, Divinity, Humanoid, Immune to Pigify, Living Human, Non-Hominidae Servant, Pseudo-Servant, Servant, Seven Knights Servant, Weak to Enuma Elish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Tenochtitlan</text:p>
          </table:table-cell>
          <table:table-cell office:value-type="string">
            <text:p>4-Star</text:p>
          </table:table-cell>
          <table:table-cell office:value-type="string">
            <text:p>Non-Limited</text:p>
          </table:table-cell>
          <table:table-cell office:value-type="string">
            <text:p>Pretender</text:p>
          </table:table-cell>
          <table:table-cell office:value-type="string">
            <text:p>トラロック; ウィツィロポチトリ; テノチティトラン</text:p>
          </table:table-cell>
          <table:table-cell office:value-type="string">
            <text:p>Tlaloc, Huitzilopochtli, Hummingbird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Divinity, Humanoid, Immune to Pigify, Non-Hominidae Servant, Servant, Weak to Enuma Elish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Kukulka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ククルカン; オルト・ククルカン</text:p>
          </table:table-cell>
          <table:table-cell office:value-type="string">
            <text:p>Sun of Nahui Mictlan,Teaching of the Sun(太陽の教え), ORT—Kukulkan, Archetype: ORT</text:p>
          </table:table-cell>
          <table:table-cell office:value-type="string">
            <text:p>Star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Enuma Elish Nullification, Humanoid, Immune to Pigify, Non-Hominidae Servant, Servant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Popess Johann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女教皇ヨハンナ</text:p>
          </table:table-cell>
          <table:table-cell office:value-type="string">
            <text:p>Pope Joan, Ioanna Papissa, Ioannes Anglicus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Roman, Servant, Weak to Enuma Elish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Takasugi Shinsaku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高杉晋作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Larva/Tiamat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lter Ego</text:p>
          </table:table-cell>
          <table:table-cell office:value-type="string">
            <text:p>ラーヴァ／ティアマト</text:p>
          </table:table-cell>
          <table:table-cell office:value-type="string">
            <text:p>Tiamat (during battle)</text:p>
          </table:table-cell>
          <table:table-cell office:value-type="string">
            <text:p>Star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ivine Spirit, Divinity, Dragon, Enuma Elish Nullification, Goddess Servant, Non-Hominidae Servant, Obstacle Maker, Servant, Super Large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Sodom's Beast/Draco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ast</text:p>
          </table:table-cell>
          <table:table-cell office:value-type="string">
            <text:p>ソドムズビースト／ドラコー; ドラコー</text:p>
          </table:table-cell>
          <table:table-cell office:value-type="string">
            <text:p>Beast VI/S, Draco, Nero Draco (ネロ・ドラコー?), Beast of 666</text:p>
          </table:table-cell>
          <table:table-cell office:value-type="string">
            <text:p>Beast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Animal Characteristics Servant, Artoria Face, Dragon, Enuma Elish Nullification, Humanoid, Immune to Pigify, King, Roman, Servant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Locusta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ロクスタ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Hominidae Servant, Humanoid, Roman, Servant, Seven Knights Servant, Weak to Enuma Elish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Sétanta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Saber</text:p>
          </table:table-cell>
          <table:table-cell office:value-type="string">
            <text:p>セタンタ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Child Servant, Divinity, Hominidae Servant, Humanoid, Loved One, Servant, Seven Knights Servant, Weak to Enuma Elish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Kashin Koji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ssassin</text:p>
          </table:table-cell>
          <table:table-cell office:value-type="string">
            <text:p>果心居士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Unknown</text:p>
          </table:table-cell>
          <table:table-cell office:value-type="string">
            <text:p>Demonic, Feminine Looking, Immune to Pigify, Mechanical, Non-Hominidae Servant, Oni, Servant, Seven Knights Servant, Weak to Enuma Elish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Bhima</text:p>
          </table:table-cell>
          <table:table-cell office:value-type="string">
            <text:p>5-Star</text:p>
          </table:table-cell>
          <table:table-cell office:value-type="string">
            <text:p>Story-locked</text:p>
          </table:table-cell>
          <table:table-cell office:value-type="string">
            <text:p>Lancer</text:p>
          </table:table-cell>
          <table:table-cell office:value-type="string">
            <text:p>ビーマ</text:p>
          </table:table-cell>
          <table:table-cell office:value-type="string">
            <text:p>Bhimasena</text:p>
          </table:table-cell>
          <table:table-cell office:value-type="string">
            <text:p>Sky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Divinity, Hominidae Servant, Humanoid, Loved One, Servant, Seven Knights Servant, Weak to Enuma Elish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Duryodhana</text:p>
          </table:table-cell>
          <table:table-cell office:value-type="string">
            <text:p>4-Star</text:p>
          </table:table-cell>
          <table:table-cell office:value-type="string">
            <text:p>Story-locked</text:p>
          </table:table-cell>
          <table:table-cell office:value-type="string">
            <text:p>Berserker</text:p>
          </table:table-cell>
          <table:table-cell office:value-type="string">
            <text:p>ドゥリーヨダナ</text:p>
          </table:table-cell>
          <table:table-cell office:value-type="string">
            <text:p>Suyodhana</text:p>
          </table:table-cell>
          <table:table-cell office:value-type="string">
            <text:p>Earth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Demonic, Hominidae Servant, Humanoid, Servant, Seven Knights Servant, Weak to Enuma Elish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Durg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ドゥルガー, カーリー</text:p>
          </table:table-cell>
          <table:table-cell office:value-type="string">
            <text:p>Kali</text:p>
          </table:table-cell>
          <table:table-cell office:value-type="string">
            <text:p>Sky</text:p>
          </table:table-cell>
          <table:table-cell office:value-type="string">
            <text:p>Lawful Balanced</text:p>
          </table:table-cell>
          <table:table-cell office:value-type="string">
            <text:p>Female</text:p>
          </table:table-cell>
          <table:table-cell office:value-type="string">
            <text:p>Divine Spirit, Divinity, Goddess Servant, Hominidae Servant, Humanoid, Immune to Pigify, Living Human, Pseudo-Servant, Riding, Servant, Seven Knights Servant, Weak to Enuma Elish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Medusa (Sab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メドゥーサ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Chaotic Neutral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Riding, Servant, Seven Knights Servant, Weak to Enuma Elish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Aesc the Savior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Caster</text:p>
          </table:table-cell>
          <table:table-cell office:value-type="string">
            <text:p>雨の魔女トネリコ; 救世主トネリコ; 水妃モルガン; トネリコ</text:p>
          </table:table-cell>
          <table:table-cell office:value-type="string">
            <text:p>Aesc the Rain Witch, Beach Queen Morgan, Tonelico the Savior</text:p>
          </table:table-cell>
          <table:table-cell office:value-type="string">
            <text:p>Earth</text:p>
          </table:table-cell>
          <table:table-cell office:value-type="string">
            <text:p>Female</text:p>
          </table:table-cell>
          <table:table-cell office:value-type="string">
            <text:p>Artoria Face, Fae, Humanoid, Non-Hominidae Servant, Servant, Seven Knights Servant, Weak to Enuma Elish</text:p>
          </table:table-cell>
          <table:table-cell office:value-type="string">
            <text:p>QAABB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Artoria Caster (Berserk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アルトリア・キャスター</text:p>
          </table:table-cell>
          <table:table-cell office:value-type="string">
            <text:p>-</text:p>
          </table:table-cell>
          <table:table-cell office:value-type="string">
            <text:p>Star</text:p>
          </table:table-cell>
          <table:table-cell office:value-type="string">
            <text:p>Neutral Good</text:p>
          </table:table-cell>
          <table:table-cell office:value-type="string">
            <text:p>Female</text:p>
          </table:table-cell>
          <table:table-cell office:value-type="string">
            <text:p>Arthur, Artoria Caster (Trait), Artoria Face, Enuma Elish Nullification, Fae, Humanoid, Non-Hominidae Servant, Round Table Knight, Servant, Seven Knights Servant, Summer Mode Servant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Suzuka Gozen (Summer Vacation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鈴鹿御前〔サマバケ〕</text:p>
          </table:table-cell>
          <table:table-cell office:value-type="string">
            <text:p>Suzuka Gozen (Rider)</text:p>
          </table:table-cell>
          <table:table-cell office:value-type="string">
            <text:p>Sky</text:p>
          </table:table-cell>
          <table:table-cell office:value-type="string">
            <text:p>Neutral Summer</text:p>
          </table:table-cell>
          <table:table-cell office:value-type="string">
            <text:p>Female</text:p>
          </table:table-cell>
          <table:table-cell office:value-type="string">
            <text:p>Divine Spirit, Divinity, Humanoid, Non-Hominidae Servant, Oni, Riding, Servant, Seven Knights Servant, Summer Mode Servant, Weak to Enuma Elish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Chloe von Einzbern (Avenger)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venger</text:p>
          </table:table-cell>
          <table:table-cell office:value-type="string">
            <text:p>クロエ・フォン・アインツベルン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Child Servant, Costume-Owning, Hominidae Servant, Humanoid, Living Human, Servant, Summer Mode Servant, Weak to Enuma Elish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Cnoc na Riabh Yaraan-doo</text:p>
          </table:table-cell>
          <table:table-cell office:value-type="string">
            <text:p>4-Star</text:p>
          </table:table-cell>
          <table:table-cell office:value-type="string">
            <text:p>Event-Obtain</text:p>
          </table:table-cell>
          <table:table-cell office:value-type="string">
            <text:p>Foreigner</text:p>
          </table:table-cell>
          <table:table-cell office:value-type="string">
            <text:p>ノクナレア・ヤラアーンドゥ</text:p>
          </table:table-cell>
          <table:table-cell office:value-type="string">
            <text:p>Knocknarea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Fae, Humanoid, King, Non-Hominidae Servant, Obstacle Maker, Servant, Summer Mode Servant, Weak to Enuma Elish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Mélusine (Ruler)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メリュジーヌ; メリュジーヌ・オンディーヌ</text:p>
          </table:table-cell>
          <table:table-cell office:value-type="string">
            <text:p>Mélusine Undine, Meluko</text:p>
          </table:table-cell>
          <table:table-cell office:value-type="string">
            <text:p>Earth</text:p>
          </table:table-cell>
          <table:table-cell office:value-type="string">
            <text:p>Neutral Evil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Dragon, Enuma Elish Nullification, Fae, Fairy Tale Servant, Humanoid, Immune to Pigify, Loved One, Non-Hominidae Servant, Servant, Summer Mode Servant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UDK-Barghest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ＵＤＫ－バーゲスト; バーゲスト; 妖精騎士バーゲスト</text:p>
          </table:table-cell>
          <table:table-cell office:value-type="string">
            <text:p>Barghest, Faerie Knight Barghest, Union Defence Knights Barghest</text:p>
          </table:table-cell>
          <table:table-cell office:value-type="string">
            <text:p>Earth</text:p>
          </table:table-cell>
          <table:table-cell office:value-type="string">
            <text:p>Chaotic Good</text:p>
          </table:table-cell>
          <table:table-cell office:value-type="string">
            <text:p>Female</text:p>
          </table:table-cell>
          <table:table-cell office:value-type="string">
            <text:p>Animal Characteristics Servant, Demonic Beast Servant, Fae, Humanoid, Loved One, Non-Hominidae Servant, Servant, Seven Knights Servant, Stout Defender, Summer Mode Servant, Weak to Enuma Elish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Cait Cú Cerpriestess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Pretender</text:p>
          </table:table-cell>
          <table:table-cell office:value-type="string">
            <text:p>ケット・クー・ミコケル; バーヴァン・シー; 妖精騎士トリスタン</text:p>
          </table:table-cell>
          <table:table-cell office:value-type="string">
            <text:p>Baobhan Sith, Faerie Knight Tristan</text:p>
          </table:table-cell>
          <table:table-cell office:value-type="string">
            <text:p>Earth</text:p>
          </table:table-cell>
          <table:table-cell office:value-type="string">
            <text:p>Chaotic Evil</text:p>
          </table:table-cell>
          <table:table-cell office:value-type="string">
            <text:p>Female</text:p>
          </table:table-cell>
          <table:table-cell office:value-type="string">
            <text:p>Demonic, Fae, Humanoid, Non-Hominidae Servant, Riding, Servant, Summer Mode Servant, Weak to Enuma Elish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Wandjina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Foreigner</text:p>
          </table:table-cell>
          <table:table-cell office:value-type="string">
            <text:p>ワンジナ</text:p>
          </table:table-cell>
          <table:table-cell office:value-type="string">
            <text:p>Wanjina, Wondjina</text:p>
          </table:table-cell>
          <table:table-cell office:value-type="string">
            <text:p>Sky</text:p>
          </table:table-cell>
          <table:table-cell office:value-type="string">
            <text:p>Chaotic Good</text:p>
          </table:table-cell>
          <table:table-cell office:value-type="string">
            <text:p>Unknown</text:p>
          </table:table-cell>
          <table:table-cell office:value-type="string">
            <text:p>Costume-Owning, Existence Outside the Domain, Feminine Looking, Immune to Pigify, Non-Hominidae Servant, Servant, Weak to Enuma Elish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Ptolemaios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プトレマイオス</text:p>
          </table:table-cell>
          <table:table-cell office:value-type="string">
            <text:p>Ptolemy, Ptolemaeus, Ptolemy I Soter, Ptolemeu, Ptolemaîos</text:p>
          </table:table-cell>
          <table:table-cell office:value-type="string">
            <text:p>Man</text:p>
          </table:table-cell>
          <table:table-cell office:value-type="string">
            <text:p>Lawful Balanced</text:p>
          </table:table-cell>
          <table:table-cell office:value-type="string">
            <text:p>Male</text:p>
          </table:table-cell>
          <table:table-cell office:value-type="string">
            <text:p>Hominidae Servant, Humanoid, King, Loved One, Servant, Seven Knights Servant, Weak to Enuma Elish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Sugitani Zenjūbō</text:p>
          </table:table-cell>
          <table:table-cell office:value-type="string">
            <text:p>3-Star</text:p>
          </table:table-cell>
          <table:table-cell office:value-type="string">
            <text:p>Non-Limited</text:p>
          </table:table-cell>
          <table:table-cell office:value-type="string">
            <text:p>Archer</text:p>
          </table:table-cell>
          <table:table-cell office:value-type="string">
            <text:p>杉谷善住坊</text:p>
          </table:table-cell>
          <table:table-cell office:value-type="string">
            <text:p>-</text:p>
          </table:table-cell>
          <table:table-cell office:value-type="string">
            <text:p>Man</text:p>
          </table:table-cell>
          <table:table-cell office:value-type="string">
            <text:p>Neutral Balanced</text:p>
          </table:table-cell>
          <table:table-cell office:value-type="string">
            <text:p>Unknown</text:p>
          </table:table-cell>
          <table:table-cell office:value-type="string">
            <text:p>Feminine Looking, Hominidae Servant, Humanoid, Servant, Seven Knights Servant, Weak to Enuma Elish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Theseus</text:p>
          </table:table-cell>
          <table:table-cell office:value-type="string">
            <text:p>3-Star</text:p>
          </table:table-cell>
          <table:table-cell office:value-type="string">
            <text:p>Limited</text:p>
          </table:table-cell>
          <table:table-cell office:value-type="string">
            <text:p>Saber</text:p>
          </table:table-cell>
          <table:table-cell office:value-type="string">
            <text:p>テセウス</text:p>
          </table:table-cell>
          <table:table-cell office:value-type="string">
            <text:p>-</text:p>
          </table:table-cell>
          <table:table-cell office:value-type="string">
            <text:p>Earth</text:p>
          </table:table-cell>
          <table:table-cell office:value-type="string">
            <text:p>Lawful Good</text:p>
          </table:table-cell>
          <table:table-cell office:value-type="string">
            <text:p>Male</text:p>
          </table:table-cell>
          <table:table-cell office:value-type="string">
            <text:p>Argo-Related, Greek Mythology Male, Hominidae Servant, Humanoid, King, Loved One, Riding, Servant, Seven Knights Servant, Weak to Enuma Elish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Takeda Shinge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ider</text:p>
          </table:table-cell>
          <table:table-cell office:value-type="string">
            <text:p>武田晴信; 武田信玄</text:p>
          </table:table-cell>
          <table:table-cell office:value-type="string">
            <text:p>Takeda Harunobu</text:p>
          </table:table-cell>
          <table:table-cell office:value-type="string">
            <text:p>Man</text:p>
          </table:table-cell>
          <table:table-cell office:value-type="string">
            <text:p>Lawful Evil</text:p>
          </table:table-cell>
          <table:table-cell office:value-type="string">
            <text:p>Male</text:p>
          </table:table-cell>
          <table:table-cell office:value-type="string">
            <text:p>Genji, Hominidae Servant, Humanoid, Riding, Servant, Seven Knights Servant, Weak to Enuma Elish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Nagakura Shinpach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Berserker</text:p>
          </table:table-cell>
          <table:table-cell office:value-type="string">
            <text:p>永倉新八</text:p>
          </table:table-cell>
          <table:table-cell office:value-type="string">
            <text:p>Sugimura Yoshie (杉村義衛?)</text:p>
          </table:table-cell>
          <table:table-cell office:value-type="string">
            <text:p>Man</text:p>
          </table:table-cell>
          <table:table-cell office:value-type="string">
            <text:p>Neutral Good</text:p>
          </table:table-cell>
          <table:table-cell office:value-type="string">
            <text:p>Male</text:p>
          </table:table-cell>
          <table:table-cell office:value-type="string">
            <text:p>Hominidae Servant, Humanoid, Servant, Seven Knights Servant, Shinsengumi Servant, Weak to Enuma Elish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Saika Magoichi</text:p>
          </table:table-cell>
          <table:table-cell office:value-type="string">
            <text:p>4-Star</text:p>
          </table:table-cell>
          <table:table-cell office:value-type="string">
            <text:p>Limited</text:p>
          </table:table-cell>
          <table:table-cell office:value-type="string">
            <text:p>Archer</text:p>
          </table:table-cell>
          <table:table-cell office:value-type="string">
            <text:p>雑賀孫一</text:p>
          </table:table-cell>
          <table:table-cell office:value-type="string">
            <text:p>Firefly (蛍, Hotaru?)</text:p>
          </table:table-cell>
          <table:table-cell office:value-type="string">
            <text:p>Man</text:p>
          </table:table-cell>
          <table:table-cell office:value-type="string">
            <text:p>Lawful Good</text:p>
          </table:table-cell>
          <table:table-cell office:value-type="string">
            <text:p>Female</text:p>
          </table:table-cell>
          <table:table-cell office:value-type="string">
            <text:p>Hominidae Servant, Humanoid, Servant, Seven Knights Servant, Weak to Enuma Elish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Uesugi Kenshin</text:p>
          </table:table-cell>
          <table:table-cell office:value-type="string">
            <text:p>5-Star</text:p>
          </table:table-cell>
          <table:table-cell office:value-type="string">
            <text:p>Limited</text:p>
          </table:table-cell>
          <table:table-cell office:value-type="string">
            <text:p>Ruler</text:p>
          </table:table-cell>
          <table:table-cell office:value-type="string">
            <text:p>上杉謙信</text:p>
          </table:table-cell>
          <table:table-cell office:value-type="string">
            <text:p>Nagao Kagetora (Ruler), Northern God of War (北の軍神?)</text:p>
          </table:table-cell>
          <table:table-cell office:value-type="string">
            <text:p>Earth</text:p>
          </table:table-cell>
          <table:table-cell office:value-type="string">
            <text:p>Chaotic Balanced</text:p>
          </table:table-cell>
          <table:table-cell office:value-type="string">
            <text:p>Female</text:p>
          </table:table-cell>
          <table:table-cell office:value-type="string">
            <text:p>Divinity, Hominidae Servant, Humanoid, Riding, Servant, Weak to Enuma Elish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1-27T09:35:34+01:00</meta:creation-date>
  </office:meta>
</office:document-meta>
</file>